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2292in" style:rel-column-width="21089*"/>
    </style:style>
    <style:style style:name="Table1.B" style:family="table-column">
      <style:table-column-properties style:column-width="4.6979in" style:rel-column-width="44446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3.7188in" style:rel-column-width="35181*"/>
    </style:style>
    <style:style style:name="Table4.B" style:family="table-column">
      <style:table-column-properties style:column-width="3.2083in" style:rel-column-width="30354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3.7188in" style:rel-column-width="35181*"/>
    </style:style>
    <style:style style:name="Table5.B" style:family="table-column">
      <style:table-column-properties style:column-width="3.2083in" style:rel-column-width="30354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3.7188in" style:rel-column-width="35181*"/>
    </style:style>
    <style:style style:name="Table6.B" style:family="table-column">
      <style:table-column-properties style:column-width="3.2083in" style:rel-column-width="30354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3.7188in" style:rel-column-width="35181*"/>
    </style:style>
    <style:style style:name="Table7.B" style:family="table-column">
      <style:table-column-properties style:column-width="3.2083in" style:rel-column-width="30354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7188in" style:rel-column-width="35181*"/>
    </style:style>
    <style:style style:name="Table8.B" style:family="table-column">
      <style:table-column-properties style:column-width="3.2083in" style:rel-column-width="30354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3.7188in" style:rel-column-width="35181*"/>
    </style:style>
    <style:style style:name="Table9.B" style:family="table-column">
      <style:table-column-properties style:column-width="3.2083in" style:rel-column-width="30354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2.6667in" style:rel-column-width="25228*"/>
    </style:style>
    <style:style style:name="Table10.B" style:family="table-column">
      <style:table-column-properties style:column-width="4.2604in" style:rel-column-width="40307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B15" style:family="table-cell">
      <style:table-cell-properties fo:background-color="#c5000b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2.6563in" style:rel-column-width="25129*"/>
    </style:style>
    <style:style style:name="Table11.B" style:family="table-column">
      <style:table-column-properties style:column-width="4.2708in" style:rel-column-width="4040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71in" fo:margin-left="0in" fo:margin-right="-0.0021in" table:align="margins"/>
    </style:style>
    <style:style style:name="Table13.A" style:family="table-column">
      <style:table-column-properties style:column-width="1.3125in" style:rel-column-width="12417*"/>
    </style:style>
    <style:style style:name="Table13.B" style:family="table-column">
      <style:table-column-properties style:column-width="2.6444in" style:rel-column-width="25018*"/>
    </style:style>
    <style:style style:name="Table13.C" style:family="table-column">
      <style:table-column-properties style:column-width="2.9701in" style:rel-column-width="28100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C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71in" fo:margin-left="0in" fo:margin-right="-0.0021in" table:align="margins"/>
    </style:style>
    <style:style style:name="Table14.A" style:family="table-column">
      <style:table-column-properties style:column-width="1.3125in" style:rel-column-width="12417*"/>
    </style:style>
    <style:style style:name="Table14.B" style:family="table-column">
      <style:table-column-properties style:column-width="1.4375in" style:rel-column-width="13599*"/>
    </style:style>
    <style:style style:name="Table14.C" style:family="table-column">
      <style:table-column-properties style:column-width="4.1771in" style:rel-column-width="39519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C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9785in" style:rel-column-width="18724*"/>
    </style:style>
    <style:style style:name="Table15.C" style:family="table-column">
      <style:table-column-properties style:column-width="2.9681in" style:rel-column-width="28087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C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9785in" style:rel-column-width="18724*"/>
    </style:style>
    <style:style style:name="Table16.C" style:family="table-column">
      <style:table-column-properties style:column-width="2.9681in" style:rel-column-width="28087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C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71in" fo:margin-left="0in" fo:margin-right="-0.0021in" table:align="margins"/>
    </style:style>
    <style:style style:name="Table17.A" style:family="table-column">
      <style:table-column-properties style:column-width="1.7292in" style:rel-column-width="16359*"/>
    </style:style>
    <style:style style:name="Table17.C" style:family="table-column">
      <style:table-column-properties style:column-width="3.4688in" style:rel-column-width="32817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9271in" fo:margin-left="0in" fo:margin-right="-0.0021in" fo:break-before="page" table:align="margins"/>
    </style:style>
    <style:style style:name="Table18.A" style:family="table-column">
      <style:table-column-properties style:column-width="1.6563in" style:rel-column-width="15669*"/>
    </style:style>
    <style:style style:name="Table18.B" style:family="table-column">
      <style:table-column-properties style:column-width="1.5313in" style:rel-column-width="14486*"/>
    </style:style>
    <style:style style:name="Table18.C" style:family="table-column">
      <style:table-column-properties style:column-width="3.7396in" style:rel-column-width="35380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C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color="#800000" fo:font-weight="normal" style:font-weight-asian="normal" style:font-weight-complex="normal"/>
    </style:style>
    <style:style style:name="P7" style:family="paragraph" style:parent-style-name="Standard">
      <style:text-properties fo:color="#800000" fo:font-weight="bold" style:font-weight-asian="bold" style:font-weight-complex="bold"/>
    </style:style>
    <style:style style:name="P8" style:family="paragraph" style:parent-style-name="Standard">
      <style:text-properties fo:color="#999999"/>
    </style:style>
    <style:style style:name="P9" style:family="paragraph" style:parent-style-name="Standard">
      <style:text-properties fo:color="#999999" fo:font-weight="bold" style:font-weight-asian="bold" style:font-weight-complex="bold"/>
    </style:style>
    <style:style style:name="P10" style:family="paragraph" style:parent-style-name="Text_20_body">
      <style:text-properties fo:background-color="#ffff00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paragraph-properties>
        <style:tab-stops>
          <style:tab-stop style:position="1.7917in"/>
        </style:tab-stops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text-properties fo:font-style="italic" style:font-style-asian="italic" style:font-style-complex="italic"/>
    </style:style>
    <style:style style:name="P14" style:family="paragraph" style:parent-style-name="Text_20_body">
      <style:text-properties fo:font-size="10pt" style:font-size-asian="10pt" style:font-size-complex="10pt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_20_indent">
      <style:paragraph-properties fo:break-before="page"/>
    </style:style>
    <style:style style:name="P18" style:family="paragraph" style:parent-style-name="Heading_20_3">
      <style:text-properties fo:background-color="#ffff00"/>
    </style:style>
    <style:style style:name="P19" style:family="paragraph" style:parent-style-name="Text_20_body">
      <style:paragraph-properties fo:margin-top="0in" fo:margin-bottom="0in" fo:line-height="100%">
        <style:tab-stops>
          <style:tab-stop style:position="1.8in"/>
          <style:tab-stop style:position="2in"/>
        </style:tab-stops>
      </style:paragraph-properties>
      <style:text-properties fo:font-size="10pt" style:font-size-asian="10pt" style:font-size-complex="10pt"/>
    </style:style>
    <style:style style:name="P20" style:family="paragraph" style:parent-style-name="Text_20_body">
      <style:paragraph-properties fo:margin-top="0in" fo:margin-bottom="0in" fo:line-height="100%">
        <style:tab-stops>
          <style:tab-stop style:position="1.4165in"/>
        </style:tab-stops>
      </style:paragraph-properties>
      <style:text-properties fo:font-size="10pt" style:font-size-asian="10pt" style:font-size-complex="10pt"/>
    </style:style>
    <style:style style:name="P21" style:family="paragraph" style:parent-style-name="Text_20_body_20_indent">
      <style:text-properties fo:color="#008000"/>
    </style:style>
    <style:style style:name="P22" style:family="paragraph" style:parent-style-name="Text_20_body_20_indent">
      <style:paragraph-properties fo:margin-left="0in" fo:margin-right="0in" fo:text-indent="0in" style:auto-text-indent="false"/>
      <style:text-properties fo:color="#999999"/>
    </style:style>
    <style:style style:name="P23" style:family="paragraph" style:parent-style-name="Text_20_body_20_indent">
      <style:paragraph-properties fo:margin-left="0in" fo:margin-right="0in" fo:text-indent="0in" style:auto-text-indent="false"/>
      <style:text-properties fo:color="#999999" fo:font-weight="bold" style:font-weight-asian="bold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800000" fo:font-size="12pt" style:font-size-asian="12pt" style:font-size-complex="12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800000" fo:font-weight="normal" style:font-weight-asian="normal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800000" fo:font-weight="bold" style:font-weight-asian="bold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left="0.9846in" fo:margin-right="0in" fo:text-indent="0in" style:auto-text-indent="false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fo:color="#008000" fo:font-size="12pt" style:font-size-asian="12pt" style:font-size-complex="12pt"/>
    </style:style>
    <style:style style:name="P30" style:family="paragraph" style:parent-style-name="Standard">
      <style:paragraph-properties fo:margin-left="1.4772in" fo:margin-right="0in" fo:text-indent="0in" style:auto-text-indent="false"/>
    </style:style>
    <style:style style:name="P31" style:family="paragraph" style:parent-style-name="Standard">
      <style:paragraph-properties fo:margin-left="1.4772in" fo:margin-right="0in" fo:text-indent="0in" style:auto-text-indent="false"/>
      <style:text-properties fo:color="#008000" fo:font-size="12pt" style:font-size-asian="12pt" style:font-size-complex="12pt"/>
    </style:style>
    <style:style style:name="P32" style:family="paragraph" style:parent-style-name="Standard">
      <style:paragraph-properties fo:margin-left="1.9693in" fo:margin-right="0in" fo:text-indent="0in" style:auto-text-indent="false"/>
      <style:text-properties fo:color="#008000" fo:font-size="12pt" style:font-size-asian="12pt" style:font-size-complex="12pt"/>
    </style:style>
    <style:style style:name="P33" style:family="paragraph" style:parent-style-name="Standard">
      <style:paragraph-properties fo:margin-left="1.6874in" fo:margin-right="0in" fo:text-indent="0in" style:auto-text-indent="false"/>
    </style:style>
    <style:style style:name="P34" style:family="paragraph" style:parent-style-name="Standard" style:list-style-name="L3">
      <style:text-properties fo:font-style="italic" style:font-style-asian="italic" style:font-style-complex="italic"/>
    </style:style>
    <style:style style:name="P35" style:family="paragraph" style:parent-style-name="Standard" style:list-style-name="L4">
      <style:text-properties fo:font-style="italic" style:font-style-asian="italic" style:font-style-complex="italic"/>
    </style:style>
    <style:style style:name="P36" style:family="paragraph" style:parent-style-name="Standard" style:list-style-name="L5">
      <style:text-properties fo:font-style="italic" style:font-style-asian="italic" style:font-style-complex="italic"/>
    </style:style>
    <style:style style:name="P37" style:family="paragraph" style:parent-style-name="Standard" style:list-style-name="L6">
      <style:text-properties fo:font-style="italic" style:font-style-asian="italic" style:font-style-complex="italic"/>
    </style:style>
    <style:style style:name="P38" style:family="paragraph" style:parent-style-name="Standard" style:list-style-name="L7">
      <style:text-properties fo:font-style="italic" style:font-style-asian="italic" style:font-style-complex="italic"/>
    </style:style>
    <style:style style:name="P39" style:family="paragraph" style:parent-style-name="Standard" style:list-style-name="L4"/>
    <style:style style:name="P40" style:family="paragraph" style:parent-style-name="Standard" style:list-style-name="L5"/>
    <style:style style:name="P41" style:family="paragraph" style:parent-style-name="Standard" style:list-style-name="L6"/>
    <style:style style:name="P42" style:family="paragraph" style:parent-style-name="Standard" style:list-style-name="L7"/>
    <style:style style:name="P43" style:family="paragraph" style:parent-style-name="Standard">
      <style:text-properties fo:color="#008000"/>
    </style:style>
    <style:style style:name="P44" style:family="paragraph" style:parent-style-name="Standard" style:list-style-name="L9"/>
    <style:style style:name="P45" style:family="paragraph" style:parent-style-name="Standard">
      <style:text-properties fo:font-weight="bold" style:font-weight-asian="bold" style:font-weight-complex="bold"/>
    </style:style>
    <style:style style:name="P46" style:family="paragraph" style:parent-style-name="Standard">
      <style:paragraph-properties fo:margin-left="1.4772in" fo:margin-right="0in" fo:text-indent="0in" style:auto-text-indent="false"/>
    </style:style>
    <style:style style:name="P47" style:family="paragraph" style:parent-style-name="Standard">
      <style:paragraph-properties fo:margin-left="1.4772in" fo:margin-right="0in" fo:text-indent="0in" style:auto-text-indent="false"/>
      <style:text-properties fo:color="#800000"/>
    </style:style>
    <style:style style:name="P48" style:family="paragraph" style:parent-style-name="Standard" style:list-style-name="L10">
      <style:paragraph-properties fo:margin-left="0.9846in" fo:margin-right="0in" fo:text-indent="-0.25in" style:auto-text-indent="false"/>
    </style:style>
    <style:style style:name="P49" style:family="paragraph" style:parent-style-name="Standard" style:list-style-name="L11">
      <style:paragraph-properties fo:margin-left="0.9846in" fo:margin-right="0in" fo:text-indent="-0.25in" style:auto-text-indent="false"/>
      <style:text-properties fo:font-size="11pt" style:font-size-asian="11pt" style:font-size-complex="11pt"/>
    </style:style>
    <style:style style:name="P50" style:family="paragraph" style:parent-style-name="Standard">
      <style:paragraph-properties fo:margin-left="1.6874in" fo:margin-right="0in" fo:text-indent="0in" style:auto-text-indent="false"/>
    </style:style>
    <style:style style:name="P51" style:family="paragraph" style:parent-style-name="Standard">
      <style:paragraph-properties fo:margin-left="0in" fo:margin-right="0in" fo:text-indent="0in" style:auto-text-indent="false"/>
      <style:text-properties fo:color="#800000" fo:font-size="12pt" fo:font-weight="bol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color="#800000" fo:font-size="12pt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break-before="page"/>
    </style:style>
    <style:style style:name="P54" style:family="paragraph" style:parent-style-name="Text_20_body" style:list-style-name="L1"/>
    <style:style style:name="P55" style:family="paragraph" style:parent-style-name="Text_20_body" style:list-style-name="L2"/>
    <style:style style:name="P56" style:family="paragraph" style:parent-style-name="Text_20_body" style:list-style-name="L13"/>
    <style:style style:name="P57" style:family="paragraph" style:parent-style-name="Text_20_body">
      <style:text-properties fo:font-weight="bold" style:font-weight-asian="bold" style:font-weight-complex="bold"/>
    </style:style>
    <style:style style:name="P58" style:family="paragraph" style:parent-style-name="Text_20_body" style:list-style-name="L2">
      <style:paragraph-properties fo:margin-top="0in" fo:margin-bottom="0in"/>
    </style:style>
    <style:style style:name="P59" style:family="paragraph" style:parent-style-name="Text_20_body">
      <style:paragraph-properties fo:break-before="page"/>
    </style:style>
    <style:style style:name="P60" style:family="paragraph" style:parent-style-name="Heading_20_2" style:list-style-name="L8"/>
    <style:style style:name="P61" style:family="paragraph" style:parent-style-name="Heading_20_2">
      <style:paragraph-properties fo:break-before="page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Text_20_body_20_indent" style:list-style-name="L8"/>
    <style:style style:name="P64" style:family="paragraph" style:parent-style-name="Text_20_body_20_indent" style:list-style-name="L12">
      <style:paragraph-properties fo:margin-left="0.9846in" fo:margin-right="0in" fo:text-indent="-0.25in" style:auto-text-indent="false"/>
    </style:style>
    <style:style style:name="P65" style:family="paragraph" style:parent-style-name="Text_20_body_20_indent" style:list-style-name="L12">
      <style:paragraph-properties fo:margin-left="0.9846in" fo:margin-right="0in" fo:text-indent="-0.25in" style:auto-text-indent="false"/>
      <style:text-properties fo:font-style="italic" style:font-style-asian="italic" style:font-style-complex="italic"/>
    </style:style>
    <style:style style:name="P66" style:family="paragraph" style:parent-style-name="Text_20_body_20_indent" style:list-style-name="L12">
      <style:paragraph-properties fo:margin-left="0in" fo:margin-right="0in" fo:text-indent="0in" style:auto-text-indent="false"/>
      <style:text-properties fo:color="#800000"/>
    </style:style>
    <style:style style:name="P67" style:family="paragraph" style:parent-style-name="Heading_20_4">
      <style:text-properties fo:color="#008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8000"/>
    </style:style>
    <style:style style:name="T5" style:family="text">
      <style:text-properties fo:color="#008000"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ira Configuration for Viral Sample Tracking</text:h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Viral Sample Tracking </text:p>
          </table:table-cell>
          <table:covered-table-cell/>
        </table:table-row>
        <table:table-row>
          <table:table-cell table:style-name="Table1.A2" office:value-type="string">
            <text:p text:style-name="Standard">Key</text:p>
          </table:table-cell>
          <table:table-cell table:style-name="Table1.B2" office:value-type="string">
            <text:p text:style-name="Standard"><text:s/><text:span text:style-name="T2">VST </text:span></text:p>
          </table:table-cell>
        </table:table-row>
        <table:table-row>
          <table:table-cell table:style-name="Table1.A2" office:value-type="string">
            <text:p text:style-name="Standard">URL</text:p>
          </table:table-cell>
          <table:table-cell table:style-name="Table1.B2" office:value-type="string">
            <text:p text:style-name="Standard"><text:s/>No URL </text:p>
          </table:table-cell>
        </table:table-row>
        <table:table-row>
          <table:table-cell table:style-name="Table1.A2" office:value-type="string">
            <text:p text:style-name="Standard">Project Lead</text:p>
          </table:table-cell>
          <table:table-cell table:style-name="Table1.B2" office:value-type="string">
            <text:p text:style-name="P1"><text:s/>Peter Edworthy </text:p>
          </table:table-cell>
        </table:table-row>
        <table:table-row>
          <table:table-cell table:style-name="Table1.A2" office:value-type="string">
            <text:p text:style-name="Standard">Default Assignee</text:p>
          </table:table-cell>
          <table:table-cell table:style-name="Table1.B2" office:value-type="string">
            <text:p text:style-name="Standard"><text:s/>Project Lead (Ideally None, but it doesn't seem to allow change) </text:p>
          </table:table-cell>
        </table:table-row>
        <table:table-row>
          <table:table-cell table:style-name="Table1.A2" office:value-type="string">
            <text:p text:style-name="Standard">Issue Type Scheme</text:p>
          </table:table-cell>
          <table:table-cell table:style-name="Table1.B2" office:value-type="string">
            <text:p text:style-name="Standard"><text:s/><text:span text:style-name="T1">Sample Tracking Issue Type Scheme</text:span></text:p>
          </table:table-cell>
        </table:table-row>
        <table:table-row>
          <table:table-cell table:style-name="Table1.A2" office:value-type="string">
            <text:p text:style-name="Standard">Notification Scheme</text:p>
          </table:table-cell>
          <table:table-cell table:style-name="Table1.B2" office:value-type="string">
            <text:p text:style-name="Standard"><text:s/><text:span text:style-name="T1">Sample Tracking Notification Scheme </text:span></text:p>
          </table:table-cell>
        </table:table-row>
        <table:table-row>
          <table:table-cell table:style-name="Table1.A2" office:value-type="string">
            <text:p text:style-name="Standard">Permission Scheme</text:p>
          </table:table-cell>
          <table:table-cell table:style-name="Table1.B2" office:value-type="string">
            <text:p text:style-name="Standard"><text:s/><text:span text:style-name="T1">Viral Permission Scheme</text:span></text:p>
          </table:table-cell>
        </table:table-row>
        <table:table-row>
          <table:table-cell table:style-name="Table1.A2" office:value-type="string">
            <text:p text:style-name="Standard">Issue Security Scheme</text:p>
          </table:table-cell>
          <table:table-cell table:style-name="Table1.B2" office:value-type="string">
            <text:p text:style-name="Standard"><text:s/>None </text:p>
          </table:table-cell>
        </table:table-row>
        <table:table-row>
          <table:table-cell table:style-name="Table1.A2" office:value-type="string">
            <text:p text:style-name="Standard">Field Configuration Scheme</text:p>
          </table:table-cell>
          <table:table-cell table:style-name="Table1.B2" office:value-type="string">
            <text:p text:style-name="Standard"><text:s/>Default </text:p>
          </table:table-cell>
        </table:table-row>
        <table:table-row>
          <table:table-cell table:style-name="Table1.A2" office:value-type="string">
            <text:p text:style-name="Standard">Issue Type Screen Scheme</text:p>
          </table:table-cell>
          <table:table-cell table:style-name="Table1.B2" office:value-type="string">
            <text:p text:style-name="Standard"><text:s/><text:span text:style-name="T1">Sample Tracking Issue Type Screen Scheme</text:span></text:p>
          </table:table-cell>
        </table:table-row>
        <table:table-row>
          <table:table-cell table:style-name="Table1.A2" office:value-type="string">
            <text:p text:style-name="Standard">Workflow Scheme</text:p>
          </table:table-cell>
          <table:table-cell table:style-name="Table1.B2" office:value-type="string">
            <text:p text:style-name="Standard"><text:s/><text:span text:style-name="T1">Newest Sample Tracking Scheme</text:span></text:p>
          </table:table-cell>
        </table:table-row>
        <table:table-row>
          <table:table-cell table:style-name="Table1.A2" office:value-type="string">
            <text:p text:style-name="Standard">CVS Modules</text:p>
          </table:table-cell>
          <table:table-cell table:style-name="Table1.B2" office:value-type="string">
            <text:p text:style-name="Standard"><text:s/>None </text:p>
          </table:table-cell>
        </table:table-row>
        <table:table-row>
          <table:table-cell table:style-name="Table1.A2" office:value-type="string">
            <text:p text:style-name="Standard">Mail Configuration</text:p>
          </table:table-cell>
          <table:table-cell table:style-name="Table1.B2" office:value-type="string">
            <text:p text:style-name="Standard"><text:s/>Default </text:p>
          </table:table-cell>
        </table:table-row>
        <table:table-row>
          <table:table-cell table:style-name="Table1.A2" office:value-type="string">
            <text:p text:style-name="Standard">Project Category</text:p>
          </table:table-cell>
          <table:table-cell table:style-name="Table1.B2" office:value-type="string">
            <text:p text:style-name="Standard"><text:s/><text:span text:style-name="T1">Production</text:span></text:p>
          </table:table-cell>
        </table:table-row>
      </table:table>
      <text:p text:style-name="Standard"/>
      <text:h text:style-name="Heading_20_2" text:outline-level="2"/>
      <text:h text:style-name="P61" text:outline-level="2">Issue Type Scheme</text:h>
      <text:p text:style-name="Text_20_body">Sample Tracking Issue Type Scheme</text:p>
      <text:h text:style-name="Heading_20_3" text:outline-level="3">Tasks (Issue Types)</text:h>
      <text:list xml:id="list858406982" text:style-name="L1">
        <text:list-item>
          <text:p text:style-name="P54">Sample (Default) </text:p>
        </text:list-item>
      </text:list>
      <text:h text:style-name="Heading_20_3" text:outline-level="3">Sub-Tasks</text:h>
      <text:list xml:id="list833282027" text:style-name="L2">
        <text:list-item>
          <text:p text:style-name="P58">SISPA Task </text:p>
        </text:list-item>
        <text:list-item>
          <text:p text:style-name="P58">Library Construction Task </text:p>
        </text:list-item>
        <text:list-item>
          <text:p text:style-name="P58">RPL-PCR Task </text:p>
        </text:list-item>
        <text:list-item>
          <text:p text:style-name="P58">RT-PCR Task </text:p>
        </text:list-item>
        <text:list-item>
          <text:p text:style-name="P58">Closure Editing Task </text:p>
        </text:list-item>
        <text:list-item>
          <text:p text:style-name="P58">In-House Closure Task </text:p>
        </text:list-item>
        <text:list-item>
          <text:p text:style-name="P58">Custom Closure Task </text:p>
        </text:list-item>
        <text:list-item>
          <text:p text:style-name="P58">PCR Task </text:p>
        </text:list-item>
        <text:list-item>
          <text:p text:style-name="P55">Sequencing Task </text:p>
        </text:list-item>
      </text:list>
      <text:p text:style-name="Text_20_body"/>
      <text:p text:style-name="Text_20_body"/>
      <text:h text:style-name="Heading_20_2" text:outline-level="2">Events</text:h>
      <text:p text:style-name="Text_20_body">Sample Deprecated</text:p>
      <text:p text:style-name="P10">?????????????????????</text:p>
      <text:h text:style-name="P61" text:outline-level="2">Notification Scheme</text:h>
      <text:p text:style-name="Text_20_body">Sample Tracking Notification Scheme</text:p>
      <text:h text:style-name="Heading_20_3" text:outline-level="3">System Even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Event</text:p>
          </table:table-cell>
          <table:table-cell table:style-name="Table2.B1" office:value-type="string">
            <text:p text:style-name="Text_20_body">Notifications </text:p>
          </table:table-cell>
        </table:table-row>
        <table:table-row>
          <table:table-cell table:style-name="Table2.A2" office:value-type="string">
            <text:p text:style-name="Text_20_body">Issue Created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Issue Updated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Issue Assigned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Issue Resolved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Issue Closed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Issue Commented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Issue Comment Edited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Issue Reopened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Issue Deleted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Issue Moved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Work Logged On Issue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Work Started On Issue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Work Stopped On Issue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Issue Worklog Updated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Issue Worklog Deleted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Text_20_body">Generic Event</text:p>
          </table:table-cell>
          <table:table-cell table:style-name="Table2.B2" office:value-type="string">
            <text:p text:style-name="Standard"/>
          </table:table-cell>
        </table:table-row>
      </table:table>
      <text:h text:style-name="P18" text:outline-level="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ext_20_body">Sample Deprecated</text:p>
          </table:table-cell>
          <table:table-cell table:style-name="Table3.B1" office:value-type="string">
            <text:p text:style-name="Standard"/>
          </table:table-cell>
        </table:table-row>
      </table:table>
      <text:h text:style-name="Heading_20_2" text:outline-level="2"/>
      <text:h text:style-name="P61" text:outline-level="2">Permission Scheme</text:h>
      <text:p text:style-name="Standard">Viral Permission Schem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Project Permissions <text:s text:c="2"/></text:p>
          </table:table-cell>
          <table:table-cell table:style-name="Table4.B1" office:value-type="string">
            <text:p text:style-name="P2">Users / Groups / Project Roles </text:p>
          </table:table-cell>
        </table:table-row>
        <table:table-row>
          <table:table-cell table:style-name="Table4.A2" office:value-type="string">
            <text:p text:style-name="Standard">Administer Projects </text:p>
            <text:p text:style-name="Standard"><text:span text:style-name="Rubies">Ability to administer a project in JIRA. </text:span></text:p>
          </table:table-cell>
          <table:table-cell table:style-name="Table4.B2" office:value-type="string">
            <text:p text:style-name="Standard">Group (jira-administrators) </text:p>
            <text:p text:style-name="Standard">Project Role (Administrators) </text:p>
            <text:p text:style-name="Standard">Project Lead </text:p>
          </table:table-cell>
        </table:table-row>
        <table:table-row>
          <table:table-cell table:style-name="Table4.A2" office:value-type="string">
            <text:p text:style-name="Standard">Browse Projects </text:p>
            <text:p text:style-name="Standard"><text:span text:style-name="Rubies">Ability to browse projects and the issues within them.</text:span></text:p>
          </table:table-cell>
          <table:table-cell table:style-name="Table4.B2" office:value-type="string">
            <text:p text:style-name="Standard">Group (viral) </text:p>
          </table:table-cell>
        </table:table-row>
        <table:table-row>
          <table:table-cell table:style-name="Table4.A2" office:value-type="string">
            <text:p text:style-name="Standard">View Version Control </text:p>
            <text:p text:style-name="Standard"><text:span text:style-name="Rubies">Ability to view Version Control commit information for issues. </text:span></text:p>
          </table:table-cell>
          <table:table-cell table:style-name="Table4.B2" office:value-type="string">
            <text:p text:style-name="Standard">Group (viral) 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Issue Permissions </text:p>
          </table:table-cell>
          <table:table-cell table:style-name="Table5.B1" office:value-type="string">
            <text:p text:style-name="P2">Users / Groups / Project Roles </text:p>
          </table:table-cell>
        </table:table-row>
        <table:table-row>
          <table:table-cell table:style-name="Table5.A2" office:value-type="string">
            <text:p text:style-name="Text_20_body">Create Issues </text:p>
            <text:p text:style-name="Text_20_body"><text:span text:style-name="Rubies">Ability to create issues. </text:span></text:p>
          </table:table-cell>
          <table:table-cell table:style-name="Table5.B2" office:value-type="string">
            <text:p text:style-name="Text_20_body">Group (viral) </text:p>
          </table:table-cell>
        </table:table-row>
        <table:table-row>
          <table:table-cell table:style-name="Table5.A2" office:value-type="string">
            <text:p text:style-name="Text_20_body">Edit Issues </text:p>
            <text:p text:style-name="Text_20_body"><text:span text:style-name="Rubies">Ability to edit issues. </text:span></text:p>
          </table:table-cell>
          <table:table-cell table:style-name="Table5.B2" office:value-type="string">
            <text:p text:style-name="Text_20_body">Group (viral) </text:p>
          </table:table-cell>
        </table:table-row>
        <table:table-row>
          <table:table-cell table:style-name="Table5.A2" office:value-type="string">
            <text:p text:style-name="Text_20_body">Schedule Issues </text:p>
            <text:p text:style-name="Text_20_body"><text:span text:style-name="Rubies">Ability to set or edit an issue's due date. </text:span></text:p>
          </table:table-cell>
          <table:table-cell table:style-name="Table5.B2" office:value-type="string">
            <text:p text:style-name="Text_20_body">Group (viral) </text:p>
          </table:table-cell>
        </table:table-row>
        <table:table-row>
          <table:table-cell table:style-name="Table5.A2" office:value-type="string">
            <text:p text:style-name="Text_20_body">Move Issues </text:p>
            <text:p text:style-name="Text_20_body"><text:span text:style-name="Rubies">Ability to move issues between projects or between workflows of the same project (if applicable). Note the user can only move issues to a project he or she has the create permission for. </text:span></text:p>
          </table:table-cell>
          <table:table-cell table:style-name="Table5.B2" office:value-type="string">
            <text:p text:style-name="Text_20_body">Group (viral) </text:p>
          </table:table-cell>
        </table:table-row>
        <table:table-row>
          <table:table-cell table:style-name="Table5.A2" office:value-type="string">
            <text:p text:style-name="Text_20_body">Assign Issues </text:p>
            <text:p text:style-name="Text_20_body"><text:span text:style-name="Rubies">Ability to assign issues to other people. </text:span></text:p>
          </table:table-cell>
          <table:table-cell table:style-name="Table5.B2" office:value-type="string">
            <text:p text:style-name="Text_20_body">Group (viral) </text:p>
          </table:table-cell>
        </table:table-row>
        <table:table-row>
          <table:table-cell table:style-name="Table5.A2" office:value-type="string">
            <text:p text:style-name="Text_20_body">Assignable User </text:p>
            <text:p text:style-name="Text_20_body"><text:span text:style-name="Rubies">Users with this permission may be assigned to issues. </text:span></text:p>
          </table:table-cell>
          <table:table-cell table:style-name="Table5.B2" office:value-type="string">
            <text:p text:style-name="Text_20_body">Group (viral) </text:p>
          </table:table-cell>
        </table:table-row>
        <table:table-row>
          <table:table-cell table:style-name="Table5.A2" office:value-type="string">
            <text:p text:style-name="Text_20_body">Resolve Issues </text:p>
            <text:p text:style-name="Text_20_body"><text:span text:style-name="Rubies">Ability to resolve and reopen issues. This includes the ability to set a fix version. </text:span></text:p>
          </table:table-cell>
          <table:table-cell table:style-name="Table5.B2" office:value-type="string">
            <text:p text:style-name="Text_20_body">Group (viral) </text:p>
          </table:table-cell>
        </table:table-row>
        <table:table-row>
          <table:table-cell table:style-name="Table5.A2" office:value-type="string">
            <text:p text:style-name="Text_20_body">Close Issues </text:p>
            <text:p text:style-name="Text_20_body"><text:span text:style-name="Rubies">Ability to close issues. Often useful where your developers resolve issues, and a QA department closes them. </text:span></text:p>
          </table:table-cell>
          <table:table-cell table:style-name="Table5.B2" office:value-type="string">
            <text:p text:style-name="Text_20_body">Group (viral) </text:p>
          </table:table-cell>
        </table:table-row>
        <table:table-row>
          <table:table-cell table:style-name="Table5.A2" office:value-type="string">
            <text:p text:style-name="Text_20_body">Modify Reporter </text:p>
            <text:p text:style-name="Text_20_body"><text:span text:style-name="Rubies">Ability to modify the reporter when creating or editing an issue. </text:span></text:p>
          </table:table-cell>
          <table:table-cell table:style-name="Table5.B2" office:value-type="string">
            <text:p text:style-name="Text_20_body">Group (viral) </text:p>
          </table:table-cell>
        </table:table-row>
        <table:table-row>
          <table:table-cell table:style-name="Table5.A2" office:value-type="string">
            <text:p text:style-name="Text_20_body">Delete Issues </text:p>
            <text:p text:style-name="Text_20_body"><text:soft-page-break/><text:span text:style-name="Rubies">Ability to delete issues. </text:span></text:p>
          </table:table-cell>
          <table:table-cell table:style-name="Table5.B2" office:value-type="string">
            <text:p text:style-name="Text_20_body">Group (viral) </text:p>
          </table:table-cell>
        </table:table-row>
        <table:table-row>
          <table:table-cell table:style-name="Table5.A2" office:value-type="string">
            <text:p text:style-name="Text_20_body">Link Issues </text:p>
            <text:p text:style-name="Text_20_body"><text:span text:style-name="Rubies">Ability to link issues together and create linked issues. Only useful if issue linking is turned on. </text:span></text:p>
          </table:table-cell>
          <table:table-cell table:style-name="Table5.B2" office:value-type="string">
            <text:p text:style-name="Text_20_body">Group (viral) </text:p>
          </table:table-cell>
        </table:table-row>
        <table:table-row>
          <table:table-cell table:style-name="Table5.A2" office:value-type="string">
            <text:p text:style-name="Text_20_body">Set Issue Security </text:p>
            <text:p text:style-name="Text_20_body"><text:span text:style-name="Rubies">Ability to set the level of security on an issue so that only people in that security level can see the issue. </text:span></text:p>
          </table:table-cell>
          <table:table-cell table:style-name="Table5.B2" office:value-type="string">
            <text:p text:style-name="Text_20_body">Group (viral) 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Voters &amp; Watchers Permissions </text:p>
          </table:table-cell>
          <table:table-cell table:style-name="Table6.B1" office:value-type="string">
            <text:p text:style-name="P2">Users / Groups / Project Roles </text:p>
          </table:table-cell>
        </table:table-row>
        <table:table-row>
          <table:table-cell table:style-name="Table6.A2" office:value-type="string">
            <text:p text:style-name="Standard">View Voters and Watchers </text:p>
            <text:p text:style-name="Standard"><text:span text:style-name="Rubies">Ability to view the voter and watcher list of an issue. </text:span></text:p>
          </table:table-cell>
          <table:table-cell table:style-name="Table6.B2" office:value-type="string">
            <text:p text:style-name="Standard">Group (viral) </text:p>
          </table:table-cell>
        </table:table-row>
        <table:table-row>
          <table:table-cell table:style-name="Table6.A2" office:value-type="string">
            <text:p text:style-name="Standard">Manage Watcher List </text:p>
            <text:p text:style-name="Standard"><text:span text:style-name="Rubies">Ability to manage the watcher list of an issue. </text:span></text:p>
          </table:table-cell>
          <table:table-cell table:style-name="Table6.B2" office:value-type="string">
            <text:p text:style-name="Standard">Group (viral) 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Comments Permissions </text:p>
          </table:table-cell>
          <table:table-cell table:style-name="Table7.B1" office:value-type="string">
            <text:p text:style-name="P2">Users / Groups / Project Roles </text:p>
          </table:table-cell>
        </table:table-row>
        <table:table-row>
          <table:table-cell table:style-name="Table7.A2" office:value-type="string">
            <text:p text:style-name="Standard">Add Comments </text:p>
          </table:table-cell>
          <table:table-cell table:style-name="Table7.B2" office:value-type="string">
            <text:p text:style-name="Standard">Group (viral) </text:p>
          </table:table-cell>
        </table:table-row>
        <table:table-row>
          <table:table-cell table:style-name="Table7.A2" office:value-type="string">
            <text:p text:style-name="Standard">Edit All Comments </text:p>
          </table:table-cell>
          <table:table-cell table:style-name="Table7.B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>Edit Own Comments </text:p>
          </table:table-cell>
          <table:table-cell table:style-name="Table7.B2" office:value-type="string">
            <text:p text:style-name="Standard">Group (viral) </text:p>
          </table:table-cell>
        </table:table-row>
        <table:table-row>
          <table:table-cell table:style-name="Table7.A2" office:value-type="string">
            <text:p text:style-name="Standard">Delete All Comments </text:p>
          </table:table-cell>
          <table:table-cell table:style-name="Table7.B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>Delete Own Comments </text:p>
          </table:table-cell>
          <table:table-cell table:style-name="Table7.B2" office:value-type="string">
            <text:p text:style-name="Standard">Group (viral) 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Attachments Permissions </text:p>
          </table:table-cell>
          <table:table-cell table:style-name="Table8.B1" office:value-type="string">
            <text:p text:style-name="P2">Users / Groups / Project Roles </text:p>
          </table:table-cell>
        </table:table-row>
        <table:table-row>
          <table:table-cell table:style-name="Table8.A2" office:value-type="string">
            <text:p text:style-name="Standard">Create Attachments </text:p>
          </table:table-cell>
          <table:table-cell table:style-name="Table8.B2" office:value-type="string">
            <text:p text:style-name="Standard">Group (viral) </text:p>
          </table:table-cell>
        </table:table-row>
        <table:table-row>
          <table:table-cell table:style-name="Table8.A2" office:value-type="string">
            <text:p text:style-name="Standard">Delete All Attachments </text:p>
          </table:table-cell>
          <table:table-cell table:style-name="Table8.B2" office:value-type="string">
            <text:p text:style-name="Standard">Group (viral) </text:p>
          </table:table-cell>
        </table:table-row>
        <table:table-row>
          <table:table-cell table:style-name="Table8.A2" office:value-type="string">
            <text:p text:style-name="Standard">Delete Own Attachments </text:p>
          </table:table-cell>
          <table:table-cell table:style-name="Table8.B2" office:value-type="string">
            <text:p text:style-name="Standard">Group (viral) 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">Time Tracking Permissions </text:p>
          </table:table-cell>
          <table:table-cell table:style-name="Table9.B1" office:value-type="string">
            <text:p text:style-name="P2">Users / Groups / Project Roles </text:p>
          </table:table-cell>
        </table:table-row>
        <table:table-row>
          <table:table-cell table:style-name="Table9.A2" office:value-type="string">
            <text:p text:style-name="Standard">Work On Issues </text:p>
            <text:p text:style-name="Standard"><text:span text:style-name="Rubies">Ability to log work done against an issue. Only useful if Time Tracking is turned on. </text:span></text:p>
          </table:table-cell>
          <table:table-cell table:style-name="Table9.B2" office:value-type="string">
            <text:p text:style-name="Standard">Group (viral) </text:p>
          </table:table-cell>
        </table:table-row>
        <table:table-row>
          <table:table-cell table:style-name="Table9.A2" office:value-type="string">
            <text:p text:style-name="Standard">Edit Own Worklogs </text:p>
            <text:p text:style-name="Standard"><text:span text:style-name="Rubies">Ability to edit own worklogs made on issues. </text:span></text:p>
          </table:table-cell>
          <table:table-cell table:style-name="Table9.B2" office:value-type="string">
            <text:p text:style-name="Standard">Group (viral) </text:p>
          </table:table-cell>
        </table:table-row>
        <table:table-row>
          <table:table-cell table:style-name="Table9.A2" office:value-type="string">
            <text:p text:style-name="Standard">Edit All Worklogs </text:p>
            <text:p text:style-name="Standard"><text:span text:style-name="Rubies">Ability to edit all worklogs made on issues. </text:span></text:p>
          </table:table-cell>
          <table:table-cell table:style-name="Table9.B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Delete Own Worklogs </text:p>
            <text:p text:style-name="Standard"><text:span text:style-name="Rubies">Ability to delete own worklogs made on issues. </text:span></text:p>
          </table:table-cell>
          <table:table-cell table:style-name="Table9.B2" office:value-type="string">
            <text:p text:style-name="Standard">Group (viral) </text:p>
          </table:table-cell>
        </table:table-row>
        <table:table-row>
          <table:table-cell table:style-name="Table9.A2" office:value-type="string">
            <text:p text:style-name="Standard">Delete All Worklogs </text:p>
            <text:p text:style-name="Standard"><text:span text:style-name="Rubies">Ability to delete all worklogs made on issues. </text:span></text:p>
          </table:table-cell>
          <table:table-cell table:style-name="Table9.B2" office:value-type="string">
            <text:p text:style-name="Standard"/>
          </table:table-cell>
        </table:table-row>
      </table:table>
      <text:h text:style-name="Heading_20_2" text:outline-level="2"/>
      <text:h text:style-name="P61" text:outline-level="2">Issue Security Scheme</text:h>
      <text:p text:style-name="Text_20_body">None</text:p>
      <text:h text:style-name="Heading_20_2" text:outline-level="2">Field configuration</text:h>
      <text:p text:style-name="Text_20_body">Default</text:p>
      <text:p text:style-name="Text_20_body">Note: This has the potential to cause many problems. It overrides the display settings for a field everywhere else.</text:p>
      <text:h text:style-name="Heading_20_2" text:outline-level="2">Field Configuration Scheme</text:h>
      <text:p text:style-name="Text_20_body">Default</text:p>
      <text:h text:style-name="Heading_20_2" text:outline-level="2"/>
      <text:h text:style-name="P61" text:outline-level="2">Custom Fields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Standard">Amplicon Name</text:p>
          </table:table-cell>
          <table:table-cell table:style-name="Table10.B1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BAC Id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Barcode Name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Barcode Sequence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Blinded Number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CC Users Additional </text:p>
            <text:p text:style-name="Standard"><text:span text:style-name="Rubies">People to notify about changes </text:span></text:p>
          </table:table-cell>
          <table:table-cell table:style-name="Table10.B2" office:value-type="string">
            <text:p text:style-name="Standard">Multi User Picker </text:p>
          </table:table-cell>
        </table:table-row>
        <table:table-row>
          <table:table-cell table:style-name="Table10.A2" office:value-type="string">
            <text:p text:style-name="Standard">Charge Code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Collection Code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Computed Subtype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Database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Draft Submission </text:p>
            <text:p text:style-name="Standard"><text:span text:style-name="Rubies">Is this sample going to be submitted as a Draft? </text:span></text:p>
          </table:table-cell>
          <table:table-cell table:style-name="Table10.B2" office:value-type="string">
            <text:p text:style-name="Standard">Radio Buttons </text:p>
          </table:table-cell>
        </table:table-row>
        <table:table-row>
          <table:table-cell table:style-name="Table10.A2" office:value-type="string">
            <text:p text:style-name="Standard">Forward Primer Name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Forward Primer Sequence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Genbank Submission Date</text:p>
          </table:table-cell>
          <table:table-cell table:style-name="Table10.B2" office:value-type="string">
            <text:p text:style-name="Standard">Date Time </text:p>
          </table:table-cell>
        </table:table-row>
        <table:table-row>
          <table:table-cell table:style-name="Table10.A2" office:value-type="string">
            <text:p text:style-name="Standard">Has Sanger Data</text:p>
          </table:table-cell>
          <table:table-cell table:style-name="Table10.B15" office:value-type="string">
            <text:p text:style-name="Standard">Select List </text:p>
          </table:table-cell>
        </table:table-row>
        <table:table-row>
          <table:table-cell table:style-name="Table10.A2" office:value-type="string">
            <text:p text:style-name="Standard">Library Construction - Library ID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P4">Library Construction - Sequencer Type merge with Sequencer type?</text:p>
          </table:table-cell>
          <table:table-cell table:style-name="Table10.B2" office:value-type="string">
            <text:p text:style-name="Standard">Radio Buttons </text:p>
          </table:table-cell>
        </table:table-row>
        <table:table-row>
          <table:table-cell table:style-name="Table10.A2" office:value-type="string">
            <text:p text:style-name="Standard">Path To Assembly Files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Pool Name SISPA Pool Name 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Primer Plate Name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Reverse Primer Name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Reverse Primer Sequence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Sample Arrival Date</text:p>
          </table:table-cell>
          <table:table-cell table:style-name="Table10.B2" office:value-type="string">
            <text:p text:style-name="Standard">Date Time </text:p>
          </table:table-cell>
        </table:table-row>
        <table:table-row>
          <table:table-cell table:style-name="Table10.A2" office:value-type="string">
            <text:p text:style-name="Standard">Sample Id</text:p>
          </table:table-cell>
          <table:table-cell table:style-name="Table10.B2" office:value-type="string">
            <text:p text:style-name="Standard">Text Field (&lt; 255 characters) </text:p>
          </table:table-cell>
        </table:table-row>
        <table:table-row>
          <table:table-cell table:style-name="Table10.A2" office:value-type="string">
            <text:p text:style-name="Standard">Sequence Type</text:p>
          </table:table-cell>
          <table:table-cell table:style-name="Table10.B2" office:value-type="string">
            <text:p text:style-name="Standard">Select List </text:p>
          </table:table-cell>
        </table:table-row>
        <table:table-row>
          <table:table-cell table:style-name="Table10.A2" office:value-type="string">
            <text:p text:style-name="Standard">Sequencer Type</text:p>
          </table:table-cell>
          <table:table-cell table:style-name="Table10.B2" office:value-type="string">
            <text:p text:style-name="Standard">Radio Buttons </text:p>
          </table:table-cell>
        </table:table-row>
        <table:table-row>
          <table:table-cell table:style-name="Table10.A2" office:value-type="string">
            <text:p text:style-name="Standard">VGD Loaded</text:p>
          </table:table-cell>
          <table:table-cell table:style-name="Table10.B2" office:value-type="string">
            <text:p text:style-name="Standard">Select List </text:p>
          </table:table-cell>
        </table:table-row>
        <table:table-row>
          <table:table-cell table:style-name="Table10.A2" office:value-type="string">
            <text:p text:style-name="Standard">VIGOR Run</text:p>
          </table:table-cell>
          <table:table-cell table:style-name="Table10.B2" office:value-type="string">
            <text:p text:style-name="Standard">Select List </text:p>
          </table:table-cell>
        </table:table-row>
      </table:table>
      <text:h text:style-name="Heading_20_2" text:outline-level="2"/>
      <text:h text:style-name="P61" text:outline-level="2">Screens and Screen Schemes</text:h>
      <text:h text:style-name="Heading_20_3" text:outline-level="3">Closure Editing Screen Scheme - Closure Editing Screen</text:h>
      <text:p text:style-name="Text_20_body">Fields:</text:p>
      <text:list xml:id="list1120474802" text:style-name="L3">
        <text:list-item>
          <text:p text:style-name="P34">Summary </text:p>
        </text:list-item>
        <text:list-item>
          <text:p text:style-name="P34">Assignee</text:p>
        </text:list-item>
      </text:list>
      <text:h text:style-name="Heading_20_3" text:outline-level="3">Custom Closure Screen Scheme - Custom Closure Screen</text:h>
      <text:p text:style-name="Text_20_body">Fields:</text:p>
      <text:list xml:id="list200018305" text:style-name="L4">
        <text:list-item>
          <text:p text:style-name="P35">Summary </text:p>
        </text:list-item>
        <text:list-item>
          <text:p text:style-name="P39">Amplicon Name </text:p>
        </text:list-item>
        <text:list-item>
          <text:p text:style-name="P39">Forward Primer Name </text:p>
        </text:list-item>
        <text:list-item>
          <text:p text:style-name="P39">Forward Primer Sequence </text:p>
        </text:list-item>
        <text:list-item>
          <text:p text:style-name="P39">Reverse Primer Name </text:p>
        </text:list-item>
        <text:list-item>
          <text:p text:style-name="P39">Reverse Primer Sequence </text:p>
        </text:list-item>
        <text:list-item>
          <text:p text:style-name="P35">Assignee</text:p>
        </text:list-item>
      </text:list>
      <text:h text:style-name="Heading_20_3" text:outline-level="3">In House Closure Screen Scheme - In House Closure Screen</text:h>
      <text:p text:style-name="Text_20_body">Fields:</text:p>
      <text:list xml:id="list851655517" text:continue-numbering="true" text:style-name="L4">
        <text:list-item>
          <text:p text:style-name="P35">Summary </text:p>
        </text:list-item>
        <text:list-item>
          <text:p text:style-name="P39">Amplicon Name </text:p>
        </text:list-item>
        <text:list-item>
          <text:p text:style-name="P35">Assignee</text:p>
        </text:list-item>
      </text:list>
      <text:h text:style-name="Heading_20_3" text:outline-level="3">Library Construction Screen Scheme - Library Construction Screen </text:h>
      <text:p text:style-name="Text_20_body">Fields:</text:p>
      <text:list xml:id="list1716244292" text:style-name="L5">
        <text:list-item>
          <text:p text:style-name="P36">Summary </text:p>
        </text:list-item>
        <text:list-item>
          <text:p text:style-name="P40">Library Construction - Sequencer Type </text:p>
        </text:list-item>
        <text:list-item>
          <text:p text:style-name="P40">Library Construction - Library ID </text:p>
        </text:list-item>
        <text:list-item>
          <text:p text:style-name="P36">Assignee</text:p>
        </text:list-item>
      </text:list>
      <text:h text:style-name="Heading_20_3" text:outline-level="3">PCR Screen Scheme - PCR Info Screen</text:h>
      <text:p text:style-name="Text_20_body">Fields:</text:p>
      <text:list xml:id="list1229454204" text:continue-list="list851655517" text:style-name="L4">
        <text:list-item>
          <text:p text:style-name="P35">Summary </text:p>
        </text:list-item>
        <text:list-item>
          <text:p text:style-name="P39">Primer Plate Name</text:p>
        </text:list-item>
        <text:list-item>
          <text:p text:style-name="P35">Assignee</text:p>
        </text:list-item>
      </text:list>
      <text:h text:style-name="Heading_20_3" text:outline-level="3">Sample Tracking Screen Scheme - Sample Screen</text:h>
      <text:p text:style-name="Text_20_body">Fields:</text:p>
      <text:list xml:id="list1076389910" text:style-name="L6">
        <text:list-item>
          <text:p text:style-name="P37">Summary </text:p>
        </text:list-item>
        <text:list-item>
          <text:p text:style-name="P41">Database </text:p>
        </text:list-item>
        <text:list-item>
          <text:p text:style-name="P41"><text:soft-page-break/>Collection Code </text:p>
        </text:list-item>
        <text:list-item>
          <text:p text:style-name="P41">BAC Id </text:p>
        </text:list-item>
        <text:list-item>
          <text:p text:style-name="P41">Sample Id </text:p>
        </text:list-item>
        <text:list-item>
          <text:p text:style-name="P37">Priority </text:p>
        </text:list-item>
        <text:list-item>
          <text:p text:style-name="P37">Due Date </text:p>
        </text:list-item>
        <text:list-item>
          <text:p text:style-name="P37">Assignee </text:p>
        </text:list-item>
        <text:list-item>
          <text:p text:style-name="P37">Reporter </text:p>
        </text:list-item>
        <text:list-item>
          <text:p text:style-name="P37">Description </text:p>
        </text:list-item>
        <text:list-item>
          <text:p text:style-name="P41">Charge Code </text:p>
        </text:list-item>
        <text:list-item>
          <text:p text:style-name="P41">Sample Arrival Date </text:p>
        </text:list-item>
        <text:list-item>
          <text:p text:style-name="P41">Genbank Submission Date </text:p>
        </text:list-item>
        <text:list-item>
          <text:p text:style-name="P41">Blinded Number </text:p>
        </text:list-item>
        <text:list-item>
          <text:p text:style-name="P41">Path To Assembly Files </text:p>
        </text:list-item>
        <text:list-item>
          <text:p text:style-name="P41">Computed Subtype </text:p>
        </text:list-item>
        <text:list-item>
          <text:p text:style-name="P41">VGD Loaded </text:p>
        </text:list-item>
        <text:list-item>
          <text:p text:style-name="P41">VIGOR Run </text:p>
        </text:list-item>
        <text:list-item>
          <text:p text:style-name="P41">CC Users </text:p>
        </text:list-item>
        <text:list-item>
          <text:p text:style-name="P41">Draft Submission </text:p>
        </text:list-item>
        <text:list-item>
          <text:p text:style-name="P37">Attachment</text:p>
        </text:list-item>
      </text:list>
      <text:h text:style-name="Heading_20_3" text:outline-level="3">Sequencing Screen Scheme - Sequencing Screen</text:h>
      <text:p text:style-name="Text_20_body">Fields:</text:p>
      <text:list xml:id="list1402632387" text:continue-list="list1229454204" text:style-name="L4">
        <text:list-item>
          <text:p text:style-name="P35">Summary </text:p>
        </text:list-item>
        <text:list-item>
          <text:p text:style-name="P39">Sequencer Type</text:p>
        </text:list-item>
        <text:list-item>
          <text:p text:style-name="P35">Assignee</text:p>
        </text:list-item>
      </text:list>
      <text:h text:style-name="Heading_20_3" text:outline-level="3">SISPA Screen Scheme - SISPA Screen</text:h>
      <text:p text:style-name="Text_20_body">Fields:</text:p>
      <text:list xml:id="list1106929276" text:style-name="L7">
        <text:list-item>
          <text:p text:style-name="P42"><text:span text:style-name="T2">Summary</text:span> </text:p>
        </text:list-item>
        <text:list-item>
          <text:p text:style-name="P42">Sequence Type </text:p>
        </text:list-item>
        <text:list-item>
          <text:p text:style-name="P42">Barcode Name </text:p>
        </text:list-item>
        <text:list-item>
          <text:p text:style-name="P42">Barcode Sequence </text:p>
        </text:list-item>
        <text:list-item>
          <text:p text:style-name="P42">Has Sanger Data </text:p>
        </text:list-item>
        <text:list-item>
          <text:p text:style-name="P42">Pool Name </text:p>
        </text:list-item>
        <text:list-item>
          <text:p text:style-name="P38">Assignee</text:p>
        </text:list-item>
      </text:list>
      <text:h text:style-name="P61" text:outline-level="2">Issue Type Screen Scheme</text:h>
      <text:p text:style-name="Text_20_body">Sample Tracking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>Issue Type <text:s text:c="2"/></text:p>
          </table:table-cell>
          <table:table-cell table:style-name="Table11.B1" office:value-type="string">
            <text:p text:style-name="P11"><text:s/>Screen Scheme <text:s text:c="2"/></text:p>
          </table:table-cell>
        </table:table-row>
        <table:table-row>
          <table:table-cell table:style-name="Table11.A2" office:value-type="string">
            <text:p text:style-name="P13">Default </text:p>
            <text:p text:style-name="Text_20_body"><text:span text:style-name="Rubies">Used for all unmapped issue types. </text:span></text:p>
          </table:table-cell>
          <table:table-cell table:style-name="Table11.B2" office:value-type="string">
            <text:p text:style-name="Standard"/>
            <text:p text:style-name="Text_20_body">Default Screen Scheme </text:p>
          </table:table-cell>
        </table:table-row>
        <table:table-row>
          <table:table-cell table:style-name="Table11.A2" office:value-type="string">
            <text:p text:style-name="Text_20_body">Closure Editing Task </text:p>
          </table:table-cell>
          <table:table-cell table:style-name="Table11.B2" office:value-type="string">
            <text:p text:style-name="Text_20_body">Closure Editing Screen Scheme </text:p>
          </table:table-cell>
        </table:table-row>
        <table:table-row>
          <table:table-cell table:style-name="Table11.A2" office:value-type="string">
            <text:p text:style-name="Text_20_body">SISPA Task </text:p>
          </table:table-cell>
          <table:table-cell table:style-name="Table11.B2" office:value-type="string">
            <text:p text:style-name="Text_20_body">SISPA Screen Scheme </text:p>
          </table:table-cell>
        </table:table-row>
        <table:table-row>
          <table:table-cell table:style-name="Table11.A2" office:value-type="string">
            <text:p text:style-name="Text_20_body">RPL-PCR Task </text:p>
          </table:table-cell>
          <table:table-cell table:style-name="Table11.B2" office:value-type="string">
            <text:p text:style-name="Text_20_body">PCR Screen Scheme </text:p>
          </table:table-cell>
        </table:table-row>
        <table:table-row>
          <table:table-cell table:style-name="Table11.A2" office:value-type="string">
            <text:p text:style-name="Text_20_body">Custom Closure Task </text:p>
          </table:table-cell>
          <table:table-cell table:style-name="Table11.B2" office:value-type="string">
            <text:p text:style-name="Text_20_body">Custom Closure Screen Scheme </text:p>
          </table:table-cell>
        </table:table-row>
        <table:table-row>
          <table:table-cell table:style-name="Table11.A2" office:value-type="string">
            <text:p text:style-name="Text_20_body">Sequencing Task </text:p>
          </table:table-cell>
          <table:table-cell table:style-name="Table11.B2" office:value-type="string">
            <text:p text:style-name="Text_20_body">Sequencing Screen Scheme </text:p>
          </table:table-cell>
        </table:table-row>
        <table:table-row>
          <table:table-cell table:style-name="Table11.A2" office:value-type="string">
            <text:p text:style-name="Text_20_body">PCR Task </text:p>
          </table:table-cell>
          <table:table-cell table:style-name="Table11.B2" office:value-type="string">
            <text:p text:style-name="Text_20_body">PCR Screen Scheme </text:p>
          </table:table-cell>
        </table:table-row>
        <table:table-row>
          <table:table-cell table:style-name="Table11.A2" office:value-type="string">
            <text:p text:style-name="Text_20_body">Sample </text:p>
          </table:table-cell>
          <table:table-cell table:style-name="Table11.B2" office:value-type="string">
            <text:p text:style-name="Text_20_body">Sample Tracking Screen Scheme </text:p>
          </table:table-cell>
        </table:table-row>
        <table:table-row>
          <table:table-cell table:style-name="Table11.A2" office:value-type="string">
            <text:p text:style-name="Text_20_body">Library Construction Task </text:p>
          </table:table-cell>
          <table:table-cell table:style-name="Table11.B2" office:value-type="string">
            <text:p text:style-name="Text_20_body">Library Construction Screen Scheme </text:p>
          </table:table-cell>
        </table:table-row>
        <table:table-row>
          <table:table-cell table:style-name="Table11.A2" office:value-type="string">
            <text:p text:style-name="Text_20_body">RT-PCR Task </text:p>
          </table:table-cell>
          <table:table-cell table:style-name="Table11.B2" office:value-type="string">
            <text:p text:style-name="Text_20_body">PCR Screen Scheme </text:p>
          </table:table-cell>
        </table:table-row>
        <table:table-row>
          <table:table-cell table:style-name="Table11.A2" office:value-type="string">
            <text:p text:style-name="Text_20_body">In-House Closure Task </text:p>
          </table:table-cell>
          <table:table-cell table:style-name="Table11.B2" office:value-type="string">
            <text:p text:style-name="Text_20_body">In House Closure Screen Scheme </text:p>
          </table:table-cell>
        </table:table-row>
      </table:table>
      <text:p text:style-name="Text_20_body"/>
      <text:h text:style-name="P61" text:outline-level="2">Workflow Scheme - Newest Sample Tracking Scheme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">Issue Type <text:s text:c="2"/></text:p>
          </table:table-cell>
          <table:table-cell table:style-name="Table12.B1" office:value-type="string">
            <text:p text:style-name="P11"><text:s/>Workflow </text:p>
          </table:table-cell>
        </table:table-row>
        <table:table-row>
          <table:table-cell table:style-name="Table12.A2" office:value-type="string">
            <text:p text:style-name="Text_20_body">Closure Editing Task </text:p>
          </table:table-cell>
          <table:table-cell table:style-name="Table12.B2" office:value-type="string">
            <text:p text:style-name="Text_20_body">Closure (editing) Workflow </text:p>
          </table:table-cell>
        </table:table-row>
        <table:table-row>
          <table:table-cell table:style-name="Table12.A2" office:value-type="string">
            <text:p text:style-name="Text_20_body">Custom Closure Task </text:p>
          </table:table-cell>
          <table:table-cell table:style-name="Table12.B2" office:value-type="string">
            <text:p text:style-name="Text_20_body">Custom Closure Workflow </text:p>
          </table:table-cell>
        </table:table-row>
        <table:table-row>
          <table:table-cell table:style-name="Table12.A2" office:value-type="string">
            <text:p text:style-name="Text_20_body">PCR Task </text:p>
          </table:table-cell>
          <table:table-cell table:style-name="Table12.B2" office:value-type="string">
            <text:p text:style-name="Text_20_body">Copy of Laboratory Workflow </text:p>
          </table:table-cell>
        </table:table-row>
        <table:table-row>
          <table:table-cell table:style-name="Table12.A2" office:value-type="string">
            <text:p text:style-name="Text_20_body">Sequencing Task </text:p>
          </table:table-cell>
          <table:table-cell table:style-name="Table12.B2" office:value-type="string">
            <text:p text:style-name="Text_20_body">Copy of Laboratory Workflow </text:p>
          </table:table-cell>
        </table:table-row>
        <table:table-row>
          <table:table-cell table:style-name="Table12.A2" office:value-type="string">
            <text:p text:style-name="Text_20_body">Library Construction Task </text:p>
          </table:table-cell>
          <table:table-cell table:style-name="Table12.B2" office:value-type="string">
            <text:p text:style-name="Text_20_body">Copy of Laboratory Workflow </text:p>
          </table:table-cell>
        </table:table-row>
        <table:table-row>
          <table:table-cell table:style-name="Table12.A2" office:value-type="string">
            <text:p text:style-name="Text_20_body">RT-PCR Task </text:p>
          </table:table-cell>
          <table:table-cell table:style-name="Table12.B2" office:value-type="string">
            <text:p text:style-name="Text_20_body">Copy of Laboratory Workflow </text:p>
          </table:table-cell>
        </table:table-row>
        <table:table-row>
          <table:table-cell table:style-name="Table12.A2" office:value-type="string">
            <text:p text:style-name="Text_20_body">RPL-PCR Task </text:p>
          </table:table-cell>
          <table:table-cell table:style-name="Table12.B2" office:value-type="string">
            <text:p text:style-name="Text_20_body">Copy of Laboratory Workflow </text:p>
          </table:table-cell>
        </table:table-row>
        <table:table-row>
          <table:table-cell table:style-name="Table12.A2" office:value-type="string">
            <text:p text:style-name="Text_20_body">SISPA Task </text:p>
          </table:table-cell>
          <table:table-cell table:style-name="Table12.B2" office:value-type="string">
            <text:p text:style-name="Text_20_body">Copy of Laboratory Workflow </text:p>
          </table:table-cell>
        </table:table-row>
        <table:table-row>
          <table:table-cell table:style-name="Table12.A2" office:value-type="string">
            <text:p text:style-name="Text_20_body">In-House Closure Task </text:p>
          </table:table-cell>
          <table:table-cell table:style-name="Table12.B2" office:value-type="string">
            <text:p text:style-name="Text_20_body">In-house Closure Workflow </text:p>
          </table:table-cell>
        </table:table-row>
        <table:table-row>
          <table:table-cell table:style-name="Table12.A2" office:value-type="string">
            <text:p text:style-name="Text_20_body">Sample </text:p>
          </table:table-cell>
          <table:table-cell table:style-name="Table12.B2" office:value-type="string">
            <text:p text:style-name="Text_20_body">Latest Sample Tracking</text:p>
          </table:table-cell>
        </table:table-row>
      </table:table>
      <text:p text:style-name="Standard"/>
      <text:h text:style-name="Heading_20_3" text:outline-level="3">Closure (Editing) Workflow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Standard">Step Name (id) <text:s text:c="2"/></text:p>
          </table:table-cell>
          <table:table-cell table:style-name="Table13.A1" office:value-type="string">
            <text:p text:style-name="Standard"><text:s/>Linked Status <text:s text:c="2"/>(id)</text:p>
          </table:table-cell>
          <table:table-cell table:style-name="Table13.C1" office:value-type="string">
            <text:p text:style-name="Standard"><text:s/>Transitions (id) <text:s text:c="2"/></text:p>
          </table:table-cell>
        </table:table-row>
        <table:table-row>
          <table:table-cell table:style-name="Table13.A2" office:value-type="string">
            <text:p text:style-name="Standard">Open (1) </text:p>
          </table:table-cell>
          <table:table-cell table:style-name="Table13.A2" office:value-type="string">
            <text:p text:style-name="Standard">Open (1)</text:p>
          </table:table-cell>
          <table:table-cell table:style-name="Table13.C2" office:value-type="string">
            <text:p text:style-name="Standard">Complete (11) &gt;&gt; Complete </text:p>
          </table:table-cell>
        </table:table-row>
        <table:table-row>
          <table:table-cell table:style-name="Table13.A2" office:value-type="string">
            <text:p text:style-name="Standard">Complete (2) </text:p>
          </table:table-cell>
          <table:table-cell table:style-name="Table13.A2" office:value-type="string">
            <text:p text:style-name="Standard">Completed (10054 / 10000)</text:p>
          </table:table-cell>
          <table:table-cell table:style-name="Table13.C2" office:value-type="string">
            <text:p text:style-name="Standard">Re-Open (21) &gt;&gt; Open 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Table_20_Contents">Action</text:p>
          </table:table-cell>
          <table:table-cell table:style-name="Table14.A1" office:value-type="string">
            <text:p text:style-name="Table_20_Contents">Event Type ID</text:p>
          </table:table-cell>
          <table:table-cell table:style-name="Table14.C1" office:value-type="string">
            <text:p text:style-name="Table_20_Contents">Event</text:p>
          </table:table-cell>
        </table:table-row>
        <table:table-row>
          <table:table-cell table:style-name="Table14.A2" office:value-type="string">
            <text:p text:style-name="Table_20_Contents">Create</text:p>
          </table:table-cell>
          <table:table-cell table:style-name="Table14.A2" office:value-type="string">
            <text:p text:style-name="Table_20_Contents">1</text:p>
          </table:table-cell>
          <table:table-cell table:style-name="Table14.C2" office:value-type="string">
            <text:p text:style-name="Table_20_Contents">Create</text:p>
          </table:table-cell>
        </table:table-row>
        <table:table-row>
          <table:table-cell table:style-name="Table14.A2" office:value-type="string">
            <text:p text:style-name="Table_20_Contents">Complete</text:p>
            <text:p text:style-name="Table_20_Contents">Re-open</text:p>
          </table:table-cell>
          <table:table-cell table:style-name="Table14.A2" office:value-type="string">
            <text:p text:style-name="Table_20_Contents">13</text:p>
          </table:table-cell>
          <table:table-cell table:style-name="Table14.C2" office:value-type="string">
            <text:p text:style-name="Table_20_Contents">Generic Event</text:p>
          </table:table-cell>
        </table:table-row>
      </table:table>
      <text:p text:style-name="Standard"/>
      <text:h text:style-name="Heading_20_3" text:outline-level="3">Custom Closure Workflow </text:h>
      <table:table table:name="Table15" table:style-name="Table15">
        <table:table-column table:style-name="Table15.A" table:number-columns-repeated="2"/>
        <table:table-column table:style-name="Table15.C"/>
        <table:table-row>
          <table:table-cell table:style-name="Table15.A1" office:value-type="string">
            <text:p text:style-name="P11">Step Name (id) <text:s text:c="2"/></text:p>
          </table:table-cell>
          <table:table-cell table:style-name="Table15.A1" office:value-type="string">
            <text:p text:style-name="P11"><text:s/>Linked Status <text:s text:c="2"/></text:p>
          </table:table-cell>
          <table:table-cell table:style-name="Table15.C1" office:value-type="string">
            <text:p text:style-name="P11"><text:s/>Transitions (id) <text:s text:c="2"/></text:p>
          </table:table-cell>
        </table:table-row>
        <table:table-row>
          <table:table-cell table:style-name="Table15.A2" office:value-type="string">
            <text:p text:style-name="Standard">Open (1) </text:p>
          </table:table-cell>
          <table:table-cell table:style-name="Table15.A2" office:value-type="string">
            <text:p text:style-name="Standard">Open (1) </text:p>
          </table:table-cell>
          <table:table-cell table:style-name="Table15.C2" office:value-type="string">
            <text:p text:style-name="Standard">Design Primer (11) &gt;&gt; Design Primer </text:p>
          </table:table-cell>
        </table:table-row>
        <table:table-row>
          <table:table-cell table:style-name="Table15.A2" office:value-type="string">
            <text:p text:style-name="Standard">Design Primer (2) </text:p>
          </table:table-cell>
          <table:table-cell table:style-name="Table15.A2" office:value-type="string">
            <text:p text:style-name="Standard">Design Primer (10055)</text:p>
          </table:table-cell>
          <table:table-cell table:style-name="Table15.C2" office:value-type="string">
            <text:p text:style-name="Standard">Order primer (21) &gt;&gt; Order Primer </text:p>
            <text:p text:style-name="Standard">Open (51) &gt;&gt; Open</text:p>
          </table:table-cell>
        </table:table-row>
        <table:table-row>
          <table:table-cell table:style-name="Table15.A2" office:value-type="string">
            <text:p text:style-name="Standard">Order Primer (3) </text:p>
          </table:table-cell>
          <table:table-cell table:style-name="Table15.A2" office:value-type="string">
            <text:p text:style-name="Standard">Order Primer (</text:p>
          </table:table-cell>
          <table:table-cell table:style-name="Table15.C2" office:value-type="string">
            <text:p text:style-name="Standard">Perform Reactions (31) &gt;&gt; Perform Reactions </text:p>
            <text:p text:style-name="Standard">Design Primer (61) &gt;&gt; Design Primer</text:p>
          </table:table-cell>
        </table:table-row>
        <text:soft-page-break/>
        <table:table-row>
          <table:table-cell table:style-name="Table15.A2" office:value-type="string">
            <text:p text:style-name="Standard">Perform Reactions (4) </text:p>
          </table:table-cell>
          <table:table-cell table:style-name="Table15.A2" office:value-type="string">
            <text:p text:style-name="Standard">Perform Reactions Perform Reactions </text:p>
          </table:table-cell>
          <table:table-cell table:style-name="Table15.C2" office:value-type="string">
            <text:p text:style-name="Standard">Complete (41) &gt;&gt; Completed </text:p>
            <text:p text:style-name="Standard">Order primer (71) &gt;&gt; Order Primer</text:p>
          </table:table-cell>
        </table:table-row>
        <table:table-row>
          <table:table-cell table:style-name="Table15.A2" office:value-type="string">
            <text:p text:style-name="Standard">Completed (5) </text:p>
          </table:table-cell>
          <table:table-cell table:style-name="Table15.A2" office:value-type="string">
            <text:p text:style-name="Standard">Completed Completed </text:p>
          </table:table-cell>
          <table:table-cell table:style-name="Table15.C2" office:value-type="string">
            <text:p text:style-name="Standard">Perform Reactions (81) &gt;&gt; Perform Reactions </text:p>
          </table:table-cell>
        </table:table-row>
      </table:table>
      <text:p text:style-name="Standard">eventTypeId 1<text:tab/><text:tab/>Action Create<text:tab/><text:tab/>Issue Created</text:p>
      <text:p text:style-name="Standard">eventTypeId 13<text:tab/>Order Primer(21,71)<text:tab/>Generic Event</text:p>
      <text:p text:style-name="Standard">eventTypeId 13<text:tab/>Design Primer(11,61)</text:p>
      <text:p text:style-name="Standard">eventTypeId 13<text:tab/>Perform Reactions(31,81)</text:p>
      <text:p text:style-name="Standard">eventTypeId 13<text:tab/>Open</text:p>
      <text:p text:style-name="Standard">eventTypeId 13<text:tab/>Complete</text:p>
      <text:p text:style-name="Standard"/>
      <text:p text:style-name="Standard">jira.status.id 1 <text:tab/><text:tab/>Open<text:tab/><text:tab/><text:tab/>Linked Status: Open</text:p>
      <text:p text:style-name="Standard">jira.status.id 10055<text:tab/>Design Primer<text:tab/><text:tab/>Linked Status: Design Primer<text:tab/>Image:<text:tab/>1001</text:p>
      <text:p text:style-name="Standard">jira.status.id 10056<text:tab/>Order Primer <text:tab/><text:tab/>Linked Status: Order Primer<text:tab/><text:tab/>Image:<text:tab/>1001</text:p>
      <text:p text:style-name="Standard">jira.status.id 10057<text:tab/>Perform Reactions<text:tab/>Linked Status: Perform Reactions<text:tab/>Image:<text:tab/>1001</text:p>
      <text:p text:style-name="Standard">jira.status.id 10054<text:tab/>Completed<text:tab/><text:tab/>Linked Status: Design Primer<text:tab/>Image:<text:tab/>closed 1000</text:p>
      <text:h text:style-name="Heading_20_3" text:outline-level="3">Copy of Laboratory Workflow</text:h>
      <table:table table:name="Table16" table:style-name="Table16">
        <table:table-column table:style-name="Table16.A" table:number-columns-repeated="2"/>
        <table:table-column table:style-name="Table16.C"/>
        <table:table-row>
          <table:table-cell table:style-name="Table16.A1" office:value-type="string">
            <text:p text:style-name="P2">Step Name (id) <text:s text:c="2"/></text:p>
          </table:table-cell>
          <table:table-cell table:style-name="Table16.A1" office:value-type="string">
            <text:p text:style-name="P2"><text:s/>Linked Status <text:s text:c="2"/></text:p>
          </table:table-cell>
          <table:table-cell table:style-name="Table16.C1" office:value-type="string">
            <text:p text:style-name="P2"><text:s/>Transitions (id) <text:s text:c="2"/></text:p>
          </table:table-cell>
        </table:table-row>
        <table:table-row>
          <table:table-cell table:style-name="Table16.A2" office:value-type="string">
            <text:p text:style-name="Standard">Open (1) </text:p>
          </table:table-cell>
          <table:table-cell table:style-name="Table16.A2" office:value-type="string">
            <text:p text:style-name="Standard">Open Open </text:p>
          </table:table-cell>
          <table:table-cell table:style-name="Table16.C2" office:value-type="string">
            <text:p text:style-name="Standard">Complete (11) &gt;&gt; Completed</text:p>
            <text:p text:style-name="Standard">Fail (31) &gt;&gt; Failed </text:p>
          </table:table-cell>
        </table:table-row>
        <table:table-row>
          <table:table-cell table:style-name="Table16.A2" office:value-type="string">
            <text:p text:style-name="Standard">Completed (2) </text:p>
          </table:table-cell>
          <table:table-cell table:style-name="Table16.A2" office:value-type="string">
            <text:p text:style-name="Standard">Completed Completed </text:p>
          </table:table-cell>
          <table:table-cell table:style-name="Table16.C2" office:value-type="string">
            <text:p text:style-name="Standard">Re-open (21) &gt;&gt; Open</text:p>
            <text:p text:style-name="Standard">Fail (41) &gt;&gt; Failed </text:p>
          </table:table-cell>
        </table:table-row>
        <table:table-row>
          <table:table-cell table:style-name="Table16.A2" office:value-type="string">
            <text:p text:style-name="Standard">Failed (3) </text:p>
          </table:table-cell>
          <table:table-cell table:style-name="Table16.A2" office:value-type="string">
            <text:p text:style-name="Standard">Failed Failed </text:p>
          </table:table-cell>
          <table:table-cell table:style-name="Table16.C2" office:value-type="string">
            <text:p text:style-name="Standard">Re-open (51) &gt;&gt; Open </text:p>
          </table:table-cell>
        </table:table-row>
      </table:table>
      <text:p text:style-name="Standard"/>
      <text:h text:style-name="Heading_20_3" text:outline-level="3">In-house Closure Workflow</text:h>
      <table:table table:name="Table17" table:style-name="Table17">
        <table:table-column table:style-name="Table17.A" table:number-columns-repeated="2"/>
        <table:table-column table:style-name="Table17.C"/>
        <table:table-row>
          <table:table-cell table:style-name="Table17.A1" office:value-type="string">
            <text:p text:style-name="P2">Step Name (id) <text:s text:c="2"/></text:p>
          </table:table-cell>
          <table:table-cell table:style-name="Table17.A1" office:value-type="string">
            <text:p text:style-name="P2"><text:s/>Linked Status <text:s text:c="2"/></text:p>
          </table:table-cell>
          <table:table-cell table:style-name="Table17.C1" office:value-type="string">
            <text:p text:style-name="P2"><text:s/>Transitions (id) </text:p>
          </table:table-cell>
        </table:table-row>
        <table:table-row>
          <table:table-cell table:style-name="Table17.A2" office:value-type="string">
            <text:p text:style-name="Standard">Open (1) </text:p>
          </table:table-cell>
          <table:table-cell table:style-name="Table17.A2" office:value-type="string">
            <text:p text:style-name="Standard">Open Open </text:p>
          </table:table-cell>
          <table:table-cell table:style-name="Table17.C2" office:value-type="string">
            <text:p text:style-name="Standard">Perform Reactions (11) &gt;&gt; Perform Reactions </text:p>
          </table:table-cell>
        </table:table-row>
        <table:table-row>
          <table:table-cell table:style-name="Table17.A2" office:value-type="string">
            <text:p text:style-name="Standard">Perform Reactions (2) </text:p>
          </table:table-cell>
          <table:table-cell table:style-name="Table17.A2" office:value-type="string">
            <text:p text:style-name="Standard">Perform Reactions Perform Reactions </text:p>
          </table:table-cell>
          <table:table-cell table:style-name="Table17.C2" office:value-type="string">
            <text:p text:style-name="Standard">Complete (21) &gt;&gt; Completed </text:p>
            <text:p text:style-name="Standard">Open (31) &gt;&gt; Open </text:p>
          </table:table-cell>
        </table:table-row>
        <table:table-row>
          <table:table-cell table:style-name="Table17.A2" office:value-type="string">
            <text:p text:style-name="Standard">Completed (3) </text:p>
          </table:table-cell>
          <table:table-cell table:style-name="Table17.A2" office:value-type="string">
            <text:p text:style-name="Standard">Completed Completed </text:p>
          </table:table-cell>
          <table:table-cell table:style-name="Table17.C2" office:value-type="string">
            <text:p text:style-name="Standard">Perform Reactions (41) &gt;&gt; Perform Reactions </text:p>
          </table:table-cell>
        </table:table-row>
      </table:table>
      <text:p text:style-name="Standard"/>
      <text:h text:style-name="Heading_20_3" text:outline-level="3">Latest Sample Tracking</text:h>
      <text:p text:style-name="Standard">To-to</text:p>
      <text:h text:style-name="Heading_20_2" text:outline-level="2"/>
      <text:p text:style-name="P16">BAC id </text:p>
      <text:p text:style-name="Text_20_body">&lt;script type="text/javascript"&gt; </text:p>
      <text:p text:style-name="Text_20_body"><text:tab/>if (addEventListenerToField('summary', synchronizeBACid)) {</text:p>
      <text:p text:style-name="Text_20_body"><text:tab/><text:tab/>var inputField = document.getElementById('customfield_10021'); </text:p>
      <text:p text:style-name="Text_20_body"><text:tab/><text:tab/>if (!hideOnCreate(inputField)) {</text:p>
      <text:p text:style-name="Text_20_body"><text:tab/><text:tab/><text:tab/>document.write('&lt;a id="customfield_10121LemurLink"&gt; open sample in lemur&lt;/a&gt;'); </text:p>
      <text:p text:style-name="Text_20_body"><text:tab/><text:tab/>}</text:p>
      <text:p text:style-name="Text_20_body"><text:tab/>} </text:p>
      <text:p text:style-name="Text_20_body"/>
      <text:p text:style-name="Text_20_body"><text:tab/>function synchronizeBACid(e) { </text:p>
      <text:p text:style-name="Text_20_body"><text:tab/><text:tab/>var summaryPart = synchronizeToSummaryPart(2, 'customfield_10021'); </text:p>
      <text:p text:style-name="Text_20_body"><text:tab/><text:tab/>if (summaryPart) {</text:p>
      <text:p text:style-name="Text_20_body"><text:tab/><text:tab/><text:tab/>var link = document.getElementById('customfield_10121LemurLink'); </text:p>
      <text:p text:style-name="Text_20_body"><text:tab/><text:tab/><text:tab/>link.href = 'http://lemur.jcvi.org/viewExtent.php?type=SAMPLE&amp;amp;ref='+summaryPart; </text:p>
      <text:p text:style-name="Text_20_body"><text:tab/><text:tab/>} </text:p>
      <text:p text:style-name="Text_20_body"><text:tab/>} </text:p>
      <text:p text:style-name="Text_20_body"/>
      <text:p text:style-name="Text_20_body">&lt;/script&gt;</text:p>
      <text:p text:style-name="P16">Collection Code </text:p>
      <text:p text:style-name="Text_20_body">&lt;script type="text/javascript"&gt; </text:p>
      <text:p text:style-name="Text_20_body"><text:tab/>if (addEventListenerToField('summary', synchronizeCollectionCode)){</text:p>
      <text:p text:style-name="Text_20_body"><text:tab/><text:tab/>var inputField = document.getElementById('customfield_10027'); </text:p>
      <text:p text:style-name="Text_20_body"><text:tab/><text:tab/>hideOnCreate(inputField);</text:p>
      <text:p text:style-name="Text_20_body"><text:tab/>}</text:p>
      <text:p text:style-name="Text_20_body"/>
      <text:p text:style-name="Text_20_body"><text:tab/>function synchronizeCollectionCode(e) { </text:p>
      <text:p text:style-name="Text_20_body"><text:tab/><text:tab/>synchronizeToSummaryPart(1,'customfield_10027');</text:p>
      <text:p text:style-name="Text_20_body"><text:tab/>} </text:p>
      <text:p text:style-name="Text_20_body"/>
      <text:p text:style-name="Text_20_body">&lt;/script&gt; </text:p>
      <text:p text:style-name="Text_20_body"/>
      <text:p text:style-name="Text_20_body">Database </text:p>
      <text:p text:style-name="Text_20_body">&lt;script type="text/javascript"&gt; </text:p>
      <text:p text:style-name="Text_20_body"><text:tab/>if (addEventListenerToField('summary',synchronizeDatabase)) { </text:p>
      <text:p text:style-name="Text_20_body"><text:tab/><text:tab/>//only hide if the event listener adding worked</text:p>
      <text:p text:style-name="Text_20_body"><text:tab/><text:tab/>var databaseField = document.getElementById('customfield_10029'); </text:p>
      <text:p text:style-name="Text_20_body"><text:tab/><text:tab/>hideOnCreate(databaseField); </text:p>
      <text:p text:style-name="Text_20_body"><text:tab/><text:tab/>databaseField.remove(0); //remove the default </text:p>
      <text:p text:style-name="Text_20_body"><text:tab/><text:tab/>//if this is edit make sure the select box isn't too big</text:p>
      <text:p text:style-name="Text_20_body"><text:tab/><text:tab/>if (databaseField.size &gt; databaseField.length) { </text:p>
      <text:p text:style-name="Text_20_body"><text:tab/><text:tab/><text:tab/>databaseField.size = databaseField.length </text:p>
      <text:p text:style-name="Text_20_body"><text:tab/><text:tab/>} </text:p>
      <text:p text:style-name="Text_20_body"><text:tab/>} </text:p>
      <text:p text:style-name="Text_20_body"/>
      <text:p text:style-name="Text_20_body"><text:tab/>function synchronizeDatabase(e) { </text:p>
      <text:p text:style-name="Text_20_body"><text:tab/><text:tab/>var summaryPart = synchronizeToSummaryPart(0, 'customfield_10029'); </text:p>
      <text:p text:style-name="Text_20_body"><text:tab/><text:tab/>if (summaryPart) {</text:p>
      <text:p text:style-name="Text_20_body"><text:tab/><text:tab/><text:tab/>var databaseField = document.getElementById('customfield_10029'); </text:p>
      <text:p text:style-name="Text_20_body"><text:tab/><text:tab/><text:tab/>setSelect(databaseField, summaryPart); </text:p>
      <text:p text:style-name="Text_20_body"><text:tab/><text:tab/>} </text:p>
      <text:p text:style-name="Text_20_body"><text:tab/>} </text:p>
      <text:p text:style-name="Text_20_body"/>
      <text:p text:style-name="Text_20_body"><text:soft-page-break/><text:tab/>function setSelect(selectField, value) { </text:p>
      <text:p text:style-name="Text_20_body"><text:tab/><text:tab/>var options = selectField.options; </text:p>
      <text:p text:style-name="Text_20_body"><text:tab/><text:tab/>for (i = 0; i &lt; options.length; i++) { </text:p>
      <text:p text:style-name="Text_20_body"><text:tab/><text:tab/><text:tab/>if (options[i].value == -1) { </text:p>
      <text:p text:style-name="Text_20_body"><text:tab/><text:tab/><text:tab/><text:tab/>//the default </text:p>
      <text:p text:style-name="Text_20_body"><text:tab/><text:tab/><text:tab/>} </text:p>
      <text:p text:style-name="Text_20_body">//options[i].index = the position </text:p>
      <text:p text:style-name="Text_20_body">//options[i].value = the return value </text:p>
      <text:p text:style-name="Text_20_body">//options[i].text <text:s/>= the string shown in the list </text:p>
      <text:p text:style-name="Text_20_body"><text:tab/><text:tab/><text:tab/>if (value.toLowerCase() == options[i].text.toLowerCase()) { </text:p>
      <text:p text:style-name="Text_20_body"><text:tab/><text:tab/><text:tab/><text:tab/>selectField.selectedIndex = i; </text:p>
      <text:p text:style-name="Text_20_body"><text:tab/><text:tab/><text:tab/><text:tab/>break; </text:p>
      <text:p text:style-name="Text_20_body"><text:tab/><text:tab/><text:tab/>} </text:p>
      <text:p text:style-name="Text_20_body"><text:tab/><text:tab/>} </text:p>
      <text:p text:style-name="Text_20_body"><text:tab/>} </text:p>
      <text:p text:style-name="Text_20_body">&lt;/script&gt;</text:p>
      <text:p text:style-name="Text_20_body"/>
      <text:p text:style-name="Text_20_body">Sample ID</text:p>
      <text:p text:style-name="Text_20_body">&lt;script type="text/javascript"&gt; </text:p>
      <text:p text:style-name="Text_20_body"><text:tab/>if( addEventListenerToField('summary', synchronizeSampleID)) {</text:p>
      <text:p text:style-name="Text_20_body"><text:tab/><text:tab/>var sampleID = document.getElementById('customfield_10039'); </text:p>
      <text:p text:style-name="Text_20_body"><text:tab/>} </text:p>
      <text:p text:style-name="Text_20_body"/>
      <text:p text:style-name="Text_20_body"><text:tab/>function synchronizeSampleID(e) { </text:p>
      <text:p text:style-name="Text_20_body"><text:tab/><text:tab/>var summary = document.getElementById('summary').value; </text:p>
      <text:p text:style-name="Text_20_body"><text:tab/><text:tab/>var sampleID = document.getElementById('customfield_10039'); </text:p>
      <text:p text:style-name="Text_20_body"><text:tab/><text:tab/>sampleID.value = summary; </text:p>
      <text:p text:style-name="Text_20_body"><text:tab/>} </text:p>
      <text:p text:style-name="Text_20_body">&lt;/script&gt;</text:p>
      <text:p text:style-name="Text_20_body"/>
      <text:p text:style-name="Text_20_body"/>
      <text:p text:style-name="P16">Javascript</text:p>
      <text:p text:style-name="Text_20_body">&lt;script type="text/javascript"&gt; </text:p>
      <text:p text:style-name="Text_20_body"><text:tab/></text:p>
      <text:p text:style-name="Text_20_body"><text:tab/>//always hide, if we can</text:p>
      <text:p text:style-name="Text_20_body"><text:tab/>var field = document.getElementById('customfield_10050');</text:p>
      <text:p text:style-name="Text_20_body"><text:tab/>var row = getRow(field); </text:p>
      <text:p text:style-name="Text_20_body"><text:tab/>if (row) {</text:p>
      <text:p text:style-name="Text_20_body"><text:tab/><text:tab/>row.style.display='none'; </text:p>
      <text:p text:style-name="Text_20_body"><text:tab/>}</text:p>
      <text:p text:style-name="Text_20_body"/>
      <text:p text:style-name="Text_20_body"><text:tab/>function hideOnCreate(input) { </text:p>
      <text:p text:style-name="Text_20_body"><text:tab/><text:tab/> var forms = document.getElementsByTagName('form')</text:p>
      <text:p text:style-name="Text_20_body"><text:tab/><text:tab/>for (i = 0; <text:s/>i &lt; forms.length; i++) {<text:line-break/><text:tab/><text:tab/><text:tab/>if (forms[i].action &amp;&amp; forms[i].action.match('.*Create.*')) {</text:p>
      <text:p text:style-name="Text_20_body"><text:tab/><text:tab/><text:tab/><text:tab/>var row = getRow(input); </text:p>
      <text:p text:style-name="Text_20_body"><text:tab/><text:tab/><text:tab/><text:tab/>row.style.display='none'; </text:p>
      <text:p text:style-name="Text_20_body"><text:tab/><text:tab/><text:tab/>}</text:p>
      <text:p text:style-name="Text_20_body"><text:tab/><text:tab/>}</text:p>
      <text:p text:style-name="Text_20_body"><text:tab/>} </text:p>
      <text:p text:style-name="Text_20_body"/>
      <text:p text:style-name="Text_20_body"><text:tab/>function addEventListenerToField(fieldName, listener) {</text:p>
      <text:p text:style-name="Text_20_body"><text:tab/><text:tab/>var fld = document.getElementById(fieldName); </text:p>
      <text:p text:style-name="Text_20_body"><text:tab/><text:tab/>if (fld &amp;&amp; fld.addEventListener) { </text:p>
      <text:p text:style-name="Text_20_body"><text:tab/><text:tab/><text:tab/>fld.addEventListener('change',listener,false ); </text:p>
      <text:p text:style-name="Text_20_body"><text:tab/><text:tab/><text:tab/>listener();</text:p>
      <text:p text:style-name="Text_20_body"><text:tab/><text:tab/><text:tab/>return true;</text:p>
      <text:p text:style-name="Text_20_body"><text:tab/><text:tab/>} </text:p>
      <text:p text:style-name="Text_20_body"><text:tab/><text:tab/>return false;</text:p>
      <text:p text:style-name="Text_20_body"><text:tab/>}</text:p>
      <text:p text:style-name="Text_20_body"/>
      <text:p text:style-name="Text_20_body"><text:tab/>function getRow(start) { </text:p>
      <text:p text:style-name="Text_20_body"><text:tab/><text:tab/>var currentNode = start; </text:p>
      <text:p text:style-name="Text_20_body"><text:tab/><text:tab/>while(currentNode &amp;&amp; currentNode.nodeName != "TR") { </text:p>
      <text:p text:style-name="Text_20_body"><text:tab/><text:tab/><text:tab/>currentNode = currentNode.parentNode; </text:p>
      <text:p text:style-name="Text_20_body"><text:soft-page-break/><text:tab/><text:tab/>} </text:p>
      <text:p text:style-name="Text_20_body"><text:tab/><text:tab/>return currentNode; </text:p>
      <text:p text:style-name="Text_20_body"><text:tab/>} </text:p>
      <text:p text:style-name="Text_20_body"/>
      <text:p text:style-name="Text_20_body"><text:tab/>function hideOnCreate(input) { </text:p>
      <text:p text:style-name="Text_20_body"><text:tab/><text:tab/> var forms = document.getElementsByTagName('form')</text:p>
      <text:p text:style-name="Text_20_body"><text:tab/><text:tab/>for (i = 0; <text:s/>i &lt; forms.length; i++) {<text:line-break/><text:tab/><text:tab/><text:tab/>if (forms[i].action &amp;&amp; forms[i].action.match('.*Create.*')) {</text:p>
      <text:p text:style-name="Text_20_body"><text:tab/><text:tab/><text:tab/><text:tab/>var row = getRow(input); </text:p>
      <text:p text:style-name="Text_20_body"><text:tab/><text:tab/><text:tab/><text:tab/>row.style.display='none'; </text:p>
      <text:p text:style-name="Text_20_body"><text:tab/><text:tab/><text:tab/><text:tab/>return true;</text:p>
      <text:p text:style-name="Text_20_body"><text:tab/><text:tab/><text:tab/>}</text:p>
      <text:p text:style-name="Text_20_body"><text:tab/><text:tab/>}</text:p>
      <text:p text:style-name="Text_20_body"><text:tab/><text:tab/>return false;</text:p>
      <text:p text:style-name="Text_20_body"><text:tab/>} </text:p>
      <text:p text:style-name="Text_20_body"/>
      <text:p text:style-name="Text_20_body"><text:tab/>function synchronizeToSummaryPart(number, fieldId) {</text:p>
      <text:p text:style-name="Text_20_body"><text:tab/><text:tab/>var summary = document.getElementById('summary').value; </text:p>
      <text:p text:style-name="Text_20_body"><text:tab/><text:tab/>var summaryParts = summary.split("_"); </text:p>
      <text:p text:style-name="Text_20_body"><text:tab/><text:tab/>if (summaryParts.length &gt; number) { </text:p>
      <text:p text:style-name="Text_20_body"><text:tab/><text:tab/><text:tab/>var inputField = document.getElementById(fieldId); </text:p>
      <text:p text:style-name="Text_20_body"><text:tab/><text:tab/><text:tab/>inputField.value = summaryParts[number];</text:p>
      <text:p text:style-name="Text_20_body"><text:tab/><text:tab/><text:tab/>return summaryParts[number];</text:p>
      <text:p text:style-name="Text_20_body"><text:s/><text:tab/><text:tab/>} </text:p>
      <text:p text:style-name="Text_20_body"><text:tab/>}</text:p>
      <text:p text:style-name="Text_20_body">&lt;/script&gt;</text:p>
      <text:p text:style-name="P16">DB Plugin configuration</text:p>
      <text:p text:style-name="Text_20_body"><text:span text:style-name="Source_20_Text"><text:span text:style-name="T3">username="sa" </text:span></text:span></text:p>
      <text:p text:style-name="Text_20_body"><text:span text:style-name="Source_20_Text"><text:span text:style-name="T3">password="" </text:span></text:span></text:p>
      <text:p text:style-name="Text_20_body"><text:span text:style-name="Source_20_Text"><text:span text:style-name="T3">driverClassName="org.hsqldb.jdbcDriver" </text:span></text:span></text:p>
      <text:p text:style-name="Text_20_body"><text:span text:style-name="Source_20_Text"><text:span text:style-name="T3">url="jdbc:hsqldb:/export/workspace/atlassian-jira-enterprise-4.0.2-standalone/database/jiradb" </text:span></text:span></text:p>
      <text:p text:style-name="Text_20_body"><text:span text:style-name="Source_20_Text"><text:span text:style-name="T3"/></text:span></text:p>
      <text:p text:style-name="Text_20_body"><text:span text:style-name="Source_20_Text"><text:span text:style-name="T3">url=jdbc:hsqldb:/export/workspace/atlassian-jira-enterprise-4.0.2-standalone/database/jiradb </text:span></text:span></text:p>
      <text:p text:style-name="Text_20_body"><text:span text:style-name="Source_20_Text"><text:span text:style-name="T3">driver=org.hsqldb.jdbcDriver </text:span></text:span></text:p>
      <text:p text:style-name="Text_20_body"><text:span text:style-name="Source_20_Text"><text:span text:style-name="T3">username=sa </text:span></text:span></text:p>
      <text:p text:style-name="Text_20_body"><text:span text:style-name="Source_20_Text"><text:span text:style-name="T3">password= </text:span></text:span></text:p>
      <text:p text:style-name="Text_20_body"><text:span text:style-name="Source_20_Text"><text:span text:style-name="T3">id=id </text:span></text:span></text:p>
      <text:p text:style-name="Text_20_body"><text:span text:style-name="Source_20_Text"><text:span text:style-name="T3">query=SELECT projectversion.id, vname FROM projectversion </text:span></text:span></text:p>
      <text:p text:style-name="Text_20_body"><text:span text:style-name="Source_20_Text"><text:span text:style-name="T3">displayEdit=${vname} </text:span></text:span></text:p>
      <text:p text:style-name="Text_20_body"><text:span text:style-name="Source_20_Text"><text:span text:style-name="T3">displayColumnView=${vname} </text:span></text:span></text:p>
      <text:p text:style-name="Text_20_body"><text:span text:style-name="Source_20_Text"><text:span text:style-name="T3">displayView=${vname} </text:span></text:span></text:p>
      <text:p text:style-name="Text_20_body"><text:span text:style-name="Source_20_Text"><text:span text:style-name="T3"/></text:span></text:p>
      <text:p text:style-name="Text_20_body"><text:span text:style-name="Source_20_Text"><text:span text:style-name="T3">SELECT projectversion.id, vname FROM projectversion </text:span></text:span></text:p>
      <text:p text:style-name="P17">JIRA</text:p>
      <text:p text:style-name="Text_20_body_20_indent">Screens:</text:p>
      <text:list xml:id="list1239408818" text:style-name="L8">
        <text:list-item>
          <text:list>
            <text:list-item>
              <text:p text:style-name="P63">Analysis Request Screen </text:p>
            </text:list-item>
            <text:list-item>
              <text:p text:style-name="P63">Field Tab Annotations Resolve Issue Screen </text:p>
            </text:list-item>
            <text:list-item>
              <text:p text:style-name="P63">Field Tab BCIS Analysis Request Screen </text:p>
            </text:list-item>
            <text:list-item>
              <text:p text:style-name="P63">Field Tab Closure Screen </text:p>
            </text:list-item>
            <text:list-item>
              <text:p text:style-name="P63">Field Tab Default Screen </text:p>
            </text:list-item>
            <text:list-item>
              <text:p text:style-name="P63">Field Tab Funding Screen </text:p>
            </text:list-item>
            <text:list-item>
              <text:p text:style-name="P63">Field Tab Genome Property Curation Screen </text:p>
            </text:list-item>
            <text:list-item>
              <text:p text:style-name="P63">Field Tab Library Construction Screen </text:p>
            </text:list-item>
            <text:list-item>
              <text:p text:style-name="P63">Field Tab PCR Info Screen </text:p>
            </text:list-item>
            <text:list-item>
              <text:p text:style-name="P63">Field Tab Resolve Issue Screen </text:p>
            </text:list-item>
            <text:list-item>
              <text:p text:style-name="P63">Field Tab Sample Screen </text:p>
            </text:list-item>
            <text:list-item>
              <text:p text:style-name="P63">Field Tab Sanger Lab Workorder Screen </text:p>
            </text:list-item>
            <text:list-item>
              <text:p text:style-name="P63">Field Tab Sequencing Screen </text:p>
            </text:list-item>
            <text:list-item>
              <text:p text:style-name="P63">Field Tab SISPA Screen </text:p>
            </text:list-item>
            <text:list-item>
              <text:p text:style-name="P63">Field Tab SolexaSequencing Screen </text:p>
            </text:list-item>
            <text:list-item>
              <text:p text:style-name="P63">Field Tab SOLID Screen </text:p>
            </text:list-item>
            <text:list-item>
              <text:p text:style-name="P63">Field Tab Subtask-SolexaSequencing Screen </text:p>
            </text:list-item>
            <text:list-item>
              <text:p text:style-name="P63">Field Tab Workflow Screen Field Tab </text:p>
            </text:list-item>
            <text:list-item>
              <text:p text:style-name="P63"/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1"><text:span text:style-name="T2">Step</text:span> (id) </text:p>
          </table:table-cell>
          <table:table-cell table:style-name="Table18.A1" office:value-type="string">
            <text:p text:style-name="P11">Linked Status </text:p>
          </table:table-cell>
          <table:table-cell table:style-name="Table18.C1" office:value-type="string">
            <text:p text:style-name="P12">Transition (id) <text:tab/>&gt;&gt; <text:span text:style-name="T2">Next Step</text:span></text:p>
          </table:table-cell>
        </table:table-row>
        <table:table-row>
          <table:table-cell table:style-name="Table18.A2" office:value-type="string">
            <text:p text:style-name="P14"><text:span text:style-name="T2">Received Sample </text:span>(2) </text:p>
          </table:table-cell>
          <table:table-cell table:style-name="Table18.A2" office:value-type="string">
            <text:p text:style-name="P14">Samples Received </text:p>
          </table:table-cell>
          <table:table-cell table:style-name="Table18.C2" office:value-type="string">
            <text:p text:style-name="P19">Sample Deprecated (61) <text:tab/>&gt;&gt; <text:tab/><text:span text:style-name="T2">Sample Deprecated </text:span><text:s/></text:p>
            <text:p text:style-name="P19">Lab Processing (681) <text:tab/>&gt;&gt; <text:tab/><text:span text:style-name="T2">Lab Processing <text:s/></text:span></text:p>
            <text:p text:style-name="P19">unresolved (751) <text:tab/>&gt;&gt; <text:tab/><text:span text:style-name="T2">Unresolved </text:span></text:p>
          </table:table-cell>
        </table:table-row>
        <table:table-row>
          <table:table-cell table:style-name="Table18.A2" office:value-type="string">
            <text:p text:style-name="P14"><text:span text:style-name="T2">Assemble </text:span>(6) </text:p>
          </table:table-cell>
          <table:table-cell table:style-name="Table18.A2" office:value-type="string">
            <text:p text:style-name="P14">Assembling </text:p>
          </table:table-cell>
          <table:table-cell table:style-name="Table18.C2" office:value-type="string">
            <text:p text:style-name="P19">Review Assembly (121) <text:tab/>&gt;&gt; <text:tab/><text:span text:style-name="T2">Review Assembly <text:s/></text:span></text:p>
            <text:p text:style-name="P19">Sample Deprecated (131)<text:tab/>&gt;&gt; <text:tab/><text:span text:style-name="T2">Sample Deprecated <text:s/></text:span></text:p>
            <text:p text:style-name="P19">Close Sample (401) <text:tab/>&gt;&gt; <text:tab/><text:span text:style-name="T2">Close Sample <text:s/></text:span></text:p>
            <text:p text:style-name="P19">unresolved (761) <text:tab/>&gt;&gt; <text:tab/><text:span text:style-name="T2">Unresolved </text:span></text:p>
          </table:table-cell>
        </table:table-row>
        <table:table-row>
          <table:table-cell table:style-name="Table18.A2" office:value-type="string">
            <text:p text:style-name="P14"><text:span text:style-name="T2">Review Assembly </text:span>(7) </text:p>
          </table:table-cell>
          <table:table-cell table:style-name="Table18.A2" office:value-type="string">
            <text:p text:style-name="P14">Reviewing Assembly </text:p>
          </table:table-cell>
          <table:table-cell table:style-name="Table18.C2" office:value-type="string">
            <text:p text:style-name="P19">Collaborator Review (141)<text:tab/>&gt;&gt; <text:tab/><text:span text:style-name="T2">Collaborator Review <text:s/></text:span></text:p>
            <text:p text:style-name="P19">Close Sample (161) <text:tab/>&gt;&gt; <text:tab/><text:span text:style-name="T2">Close Sample <text:s/></text:span></text:p>
            <text:p text:style-name="P19">Validate for Submission (171)<text:tab/>&gt;&gt; <text:tab/><text:span text:style-name="T2">Validate for Submission </text:span></text:p>
            <text:p text:style-name="P19">Sample Deprecated (181)<text:tab/>&gt;&gt; <text:tab/><text:span text:style-name="T2">Sample Deprecated <text:s/></text:span></text:p>
            <text:p text:style-name="P19">Assemble (411) <text:tab/>&gt;&gt; <text:tab/><text:span text:style-name="T2">Assemble <text:s/></text:span></text:p>
            <text:p text:style-name="P19">Lab Processing (741) <text:tab/>&gt;&gt; <text:tab/><text:span text:style-name="T2">Lab Processing <text:s/></text:span></text:p>
            <text:p text:style-name="P19">unresolved (771) <text:tab/>&gt;&gt; <text:tab/><text:span text:style-name="T2">Unresolved </text:span></text:p>
          </table:table-cell>
        </table:table-row>
        <table:table-row>
          <table:table-cell table:style-name="Table18.A2" office:value-type="string">
            <text:p text:style-name="P14"><text:span text:style-name="T2">Collaborator Review </text:span>(8) </text:p>
          </table:table-cell>
          <table:table-cell table:style-name="Table18.A2" office:value-type="string">
            <text:p text:style-name="P14">Collaborator Reviewing </text:p>
          </table:table-cell>
          <table:table-cell table:style-name="Table18.C2" office:value-type="string">
            <text:p text:style-name="P19">Close Sample (191) <text:tab/>&gt;&gt; <text:tab/><text:span text:style-name="T2">Close Sample <text:s/></text:span></text:p>
            <text:p text:style-name="P19">Validate for Submission (201)<text:tab/>&gt;&gt; <text:tab/><text:span text:style-name="T2">Validate for Submission</text:span></text:p>
            <text:p text:style-name="P19">Sample Deprecated (211)<text:tab/>&gt;&gt; <text:tab/><text:span text:style-name="T2">Sample Deprecated <text:s/></text:span></text:p>
            <text:p text:style-name="P19">Review Assembly (421)<text:tab/>&gt;&gt; <text:tab/><text:span text:style-name="T2">Review Assembly <text:s/></text:span></text:p>
            <text:p text:style-name="P19">unresolved (781)<text:tab/>&gt;&gt; <text:tab/><text:span text:style-name="T2">Unresolved </text:span></text:p>
          </table:table-cell>
        </table:table-row>
        <table:table-row>
          <table:table-cell table:style-name="Table18.A2" office:value-type="string">
            <text:p text:style-name="P14"><text:span text:style-name="T2">Close Sample </text:span>(9) </text:p>
          </table:table-cell>
          <table:table-cell table:style-name="Table18.A2" office:value-type="string">
            <text:p text:style-name="P14">Closing Sample </text:p>
          </table:table-cell>
          <table:table-cell table:style-name="Table18.C2" office:value-type="string">
            <text:p text:style-name="P19">Assemble (221)<text:tab/>&gt;&gt; <text:tab/><text:span text:style-name="T2">Assemble <text:s/></text:span></text:p>
            <text:p text:style-name="P19">Review Assembly (231)<text:tab/>&gt;&gt; <text:tab/><text:span text:style-name="T2">Review Assembly <text:s/></text:span></text:p>
            <text:p text:style-name="P19">Sample Deprecated (241)<text:tab/>&gt;&gt; <text:tab/><text:span text:style-name="T2">Sample Deprecated</text:span></text:p>
            <text:p text:style-name="P19">Collaborator Review (431)<text:tab/>&gt;&gt; <text:tab/><text:span text:style-name="T2">Collaborator Review <text:s/>Lab</text:span></text:p>
            <text:p text:style-name="P19">Processing (731)<text:tab/>&gt;&gt; <text:tab/><text:span text:style-name="T2">Lab Processing <text:s/></text:span></text:p>
            <text:p text:style-name="P19">unresolved (791) <text:tab/>&gt;&gt; <text:tab/><text:span text:style-name="T2">Unresolved </text:span></text:p>
          </table:table-cell>
        </table:table-row>
        <table:table-row>
          <table:table-cell table:style-name="Table18.A2" office:value-type="string">
            <text:p text:style-name="P14"><text:span text:style-name="T2">Validate for Submission </text:span>(12) </text:p>
          </table:table-cell>
          <table:table-cell table:style-name="Table18.A2" office:value-type="string">
            <text:p text:style-name="P14">Validating for Submission </text:p>
          </table:table-cell>
          <table:table-cell table:style-name="Table18.C2" office:value-type="string">
            <text:p text:style-name="P19">Deliver Data (301)<text:tab/>&gt;&gt; <text:tab/><text:span text:style-name="T2">Deliver Data <text:s/></text:span></text:p>
            <text:p text:style-name="P19">Sample Deprecated (311)<text:tab/>&gt;&gt; <text:tab/><text:span text:style-name="T2">Sample Deprecated <text:s/></text:span></text:p>
            <text:p text:style-name="P19">Collaborator Review (481) <text:tab/>&gt;&gt; <text:tab/><text:span text:style-name="T2">Collaborator Review <text:s/></text:span></text:p>
            <text:p text:style-name="P19">Review Assembly (491)<text:tab/>&gt;&gt; <text:tab/><text:span text:style-name="T2">Review Assembly <text:s/></text:span></text:p>
            <text:p text:style-name="P19">unresolved (801)<text:tab/>&gt;&gt; <text:tab/><text:span text:style-name="T2">Unresolved </text:span></text:p>
          </table:table-cell>
        </table:table-row>
        <table:table-row>
          <table:table-cell table:style-name="Table18.A2" office:value-type="string">
            <text:p text:style-name="P14"><text:span text:style-name="T2">Deliver Data </text:span>(13) </text:p>
          </table:table-cell>
          <table:table-cell table:style-name="Table18.A2" office:value-type="string">
            <text:p text:style-name="P14">Delivering Data </text:p>
          </table:table-cell>
          <table:table-cell table:style-name="Table18.C2" office:value-type="string">
            <text:p text:style-name="P19">Sample Published (321)<text:tab/>&gt;&gt; <text:tab/><text:span text:style-name="T2">Sample Published <text:s/></text:span></text:p>
            <text:p text:style-name="P19">Sample Deprecated (331)<text:tab/>&gt;&gt; <text:tab/><text:span text:style-name="T2">Sample Deprecated <text:s/></text:span></text:p>
            <text:p text:style-name="P19">Validate for Submission (501)<text:tab/>&gt;&gt; <text:tab/><text:span text:style-name="T2">Validate for Submission</text:span></text:p>
            <text:p text:style-name="P19">unresolved (811)<text:tab/>&gt;&gt; <text:tab/><text:span text:style-name="T2">Unresolved </text:span></text:p>
          </table:table-cell>
        </table:table-row>
        <table:table-row>
          <table:table-cell table:style-name="Table18.A2" office:value-type="string">
            <text:p text:style-name="P14"><text:span text:style-name="T2">Sample Published </text:span>(14) </text:p>
          </table:table-cell>
          <table:table-cell table:style-name="Table18.A2" office:value-type="string">
            <text:p text:style-name="P14">Publishing Sample </text:p>
          </table:table-cell>
          <table:table-cell table:style-name="Table18.C2" office:value-type="string">
            <text:p text:style-name="P19">Deliver Data (511)<text:tab/>&gt;&gt; <text:tab/><text:span text:style-name="T2">Deliver Data <text:s/></text:span></text:p>
            <text:p text:style-name="P19">unresolved (821)<text:tab/>&gt;&gt; <text:tab/><text:span text:style-name="T2">Unresolved </text:span></text:p>
          </table:table-cell>
        </table:table-row>
        <table:table-row>
          <table:table-cell table:style-name="Table18.A2" office:value-type="string">
            <text:p text:style-name="P14"><text:span text:style-name="T2">Sample Deprecated </text:span>(15) </text:p>
          </table:table-cell>
          <table:table-cell table:style-name="Table18.A2" office:value-type="string">
            <text:p text:style-name="P14">Deprecating Sample </text:p>
          </table:table-cell>
          <table:table-cell table:style-name="Table18.C2" office:value-type="string">
            <text:p text:style-name="P19">Received Sample (531)<text:tab/>&gt;&gt; <text:tab/><text:span text:style-name="T2">Received Sample <text:s/></text:span></text:p>
            <text:p text:style-name="P19">Assemble (571)<text:tab/>&gt;&gt; <text:tab/><text:span text:style-name="T2">Assemble <text:s/></text:span></text:p>
            <text:p text:style-name="P19">Review Assembly (581)<text:tab/>&gt;&gt; <text:tab/><text:span text:style-name="T2">Review Assembly <text:s/></text:span></text:p>
            <text:p text:style-name="P19">Collaborator Review (591)<text:tab/>&gt;&gt; <text:tab/><text:span text:style-name="T2">Collaborator Review <text:s/></text:span></text:p>
            <text:p text:style-name="P19">Close Sample (601)<text:tab/>&gt;&gt; <text:tab/><text:span text:style-name="T2">Close Sample <text:s/></text:span></text:p>
            <text:p text:style-name="P19">Validate for Submission (631)<text:tab/>&gt;&gt; <text:tab/><text:span text:style-name="T2">Validate for Submission <text:s/></text:span></text:p>
            <text:p text:style-name="P19">Deliver Data (641)<text:tab/>&gt;&gt; <text:tab/><text:span text:style-name="T2">Deliver Data <text:s/></text:span></text:p>
            <text:p text:style-name="P19">Sample Published (651)<text:tab/>&gt;&gt; <text:tab/><text:span text:style-name="T2">Sample Published <text:s/></text:span></text:p>
            <text:p text:style-name="P19">Lab Processing (691)<text:tab/>&gt;&gt; <text:tab/><text:span text:style-name="T2">Lab Processing <text:s/></text:span></text:p>
            <text:p text:style-name="P19">unresolved (831)<text:tab/>&gt;&gt; <text:tab/><text:span text:style-name="T2">Unresolved </text:span></text:p>
          </table:table-cell>
        </table:table-row>
        <table:table-row>
          <table:table-cell table:style-name="Table18.A2" office:value-type="string">
            <text:p text:style-name="P14"><text:span text:style-name="T2">Lab Processing </text:span>(16) </text:p>
          </table:table-cell>
          <table:table-cell table:style-name="Table18.A2" office:value-type="string">
            <text:p text:style-name="P14">Lab Processing </text:p>
          </table:table-cell>
          <table:table-cell table:style-name="Table18.C2" office:value-type="string">
            <text:p text:style-name="P19">Assemble (701)<text:tab/>&gt;&gt; <text:tab/><text:span text:style-name="T2">Assemble <text:s/></text:span></text:p>
            <text:p text:style-name="P19">Sample Deprecated (711)<text:tab/>&gt;&gt; <text:tab/><text:span text:style-name="T2">Sample Deprecated <text:s/></text:span></text:p>
            <text:p text:style-name="P19">Received Sample (721)<text:tab/>&gt;&gt; <text:tab/><text:span text:style-name="T2">Received Sample <text:s/></text:span></text:p>
            <text:p text:style-name="P19">unresolved (841)<text:tab/>&gt;&gt; <text:tab/><text:span text:style-name="T2">Unresolved </text:span></text:p>
          </table:table-cell>
        </table:table-row>
        <table:table-row>
          <table:table-cell table:style-name="Table18.A2" office:value-type="string">
            <text:p text:style-name="P14"><text:span text:style-name="T2">Unresolved </text:span>(17) </text:p>
          </table:table-cell>
          <table:table-cell table:style-name="Table18.A2" office:value-type="string">
            <text:p text:style-name="P14">Closed <text:soft-page-break/></text:p>
          </table:table-cell>
          <table:table-cell table:style-name="Table18.C2" office:value-type="string">
            <text:p text:style-name="P19">Return to - Received Sample (851)<text:tab/></text:p>
            <text:p text:style-name="P19"><text:soft-page-break/><text:tab/>&gt;&gt; <text:tab/><text:span text:style-name="T2">Received Sample <text:s/></text:span></text:p>
            <text:p text:style-name="P19">Return to - Assemble (861)<text:tab/>&gt;&gt; <text:tab/><text:span text:style-name="T2">Assemble <text:s/></text:span></text:p>
            <text:p text:style-name="P19">Return to - Review Assembly (871)<text:tab/></text:p>
            <text:p text:style-name="P19"><text:tab/>&gt;&gt; <text:tab/><text:span text:style-name="T2">Review Assembly <text:s/></text:span></text:p>
            <text:p text:style-name="P19">Return to - Collaborator Review (881)<text:tab/></text:p>
            <text:p text:style-name="P19"><text:tab/>&gt;&gt; <text:tab/><text:span text:style-name="T2">Collaborator Review</text:span></text:p>
            <text:p text:style-name="P19">Return to - Close Sample (891)<text:tab/>&gt;&gt; <text:tab/><text:span text:style-name="T2">Close Sample <text:s/></text:span></text:p>
            <text:p text:style-name="P19">Return to - Validate for Submission (901)<text:tab/></text:p>
            <text:p text:style-name="P19"><text:tab/>&gt;&gt; <text:tab/><text:span text:style-name="T2">Validate for Submission <text:s/></text:span></text:p>
            <text:p text:style-name="P19">Return to - Deliver Data (911)<text:tab/>&gt;&gt; <text:tab/><text:span text:style-name="T2">Deliver Data <text:s/></text:span></text:p>
            <text:p text:style-name="P19">Return to - Sample Published (921)<text:tab/></text:p>
            <text:p text:style-name="P19"><text:tab/>&gt;&gt; <text:tab/><text:span text:style-name="T2">Sample Published <text:s/></text:span></text:p>
            <text:p text:style-name="P19">Move to - Sample Deprecated (931)<text:tab/></text:p>
            <text:p text:style-name="P19"><text:tab/>&gt;&gt; <text:tab/><text:span text:style-name="T2">Sample Deprecated</text:span></text:p>
            <text:p text:style-name="P19">Return to - Lab processing (941)<text:tab/>&gt;&gt; <text:tab/><text:span text:style-name="T2">Lab Processing </text:span></text:p>
          </table:table-cell>
        </table:table-row>
        <table:table-row>
          <table:table-cell table:style-name="Table18.A2" office:value-type="string">
            <text:p text:style-name="P14"><text:span text:style-name="T2">Generate Annotation </text:span>(10) </text:p>
          </table:table-cell>
          <table:table-cell table:style-name="Table18.A2" office:value-type="string">
            <text:p text:style-name="P14">Generating Annotation </text:p>
          </table:table-cell>
          <table:table-cell table:style-name="Table18.C2" office:value-type="string">
            <text:p text:style-name="P20"/>
          </table:table-cell>
        </table:table-row>
        <table:table-row>
          <table:table-cell table:style-name="Table18.A2" office:value-type="string">
            <text:p text:style-name="P14"><text:span text:style-name="T2">Review Annotation </text:span>(11) </text:p>
          </table:table-cell>
          <table:table-cell table:style-name="Table18.A2" office:value-type="string">
            <text:p text:style-name="P14">Reviewing Annotation </text:p>
          </table:table-cell>
          <table:table-cell table:style-name="Table18.C2" office:value-type="string">
            <text:p text:style-name="P20"/>
          </table:table-cell>
        </table:table-row>
      </table:table>
      <text:p text:style-name="Text_20_body"><text:tab/></text:p>
      <text:list xml:id="list2169817451" text:continue-numbering="true" text:style-name="L8">
        <text:list-item>
          <text:list>
            <text:list-header>
              <text:h text:style-name="P60" text:outline-level="2"/>
            </text:list-header>
          </text:list>
        </text:list-item>
      </text:list>
      <text:h text:style-name="P62" text:outline-level="1">Modifications to The Default Install</text:h>
      <text:p text:style-name="Text_20_body"><text:s/>gedit conf/setenv.sh conf/setenv.bat atlassian-jira/WEB-INF/classes/jira-application.properties</text:p>
      <text:h text:style-name="Heading_20_2" text:outline-level="2">./bin/setenv.sh </text:h>
      <text:p text:style-name="Standard"><text:span text:style-name="T2">[line 1, was 4]<text:tab/></text:span>PRGDIR=`dirname <text:span text:style-name="T4">"</text:span>$0<text:span text:style-name="T4">"</text:span>` <text:tab/>[fixed in 4.3]</text:p>
      <text:p text:style-name="Standard"><text:span text:style-name="T2">[line 2]<text:tab/></text:span>JAVA_OPTS="-Xms128m -Xmx256m $JAVA_OPTS -Djava.awt.headless=true</text:p>
      <text:p text:style-name="Standard"><text:tab/><text:tab/><text:tab/>-Datlassian.standalone=JIRA </text:p>
      <text:p text:style-name="Standard"><text:tab/><text:tab/><text:tab/>-Dorg.apache.jasper.runtime.BodyContentImpl.LIMIT_BUFFER=true </text:p>
      <text:p text:style-name="Standard"><text:span text:style-name="T4"><text:tab/><text:tab/><text:tab/>-Dmail.mime.decodeparameters=true </text:span>" </text:p>
      <text:p text:style-name="Standard"><text:span text:style-name="T2">[line 8]</text:span><text:tab/>. <text:span text:style-name="T4">"</text:span>${PRGDIR}/permgen.sh<text:span text:style-name="T4">" </text:span>[fixed in 4.3]</text:p>
      <text:p text:style-name="P2">4.3</text:p>
      <text:p text:style-name="Standard">The fixes from lines 1 &amp; 8 have been implemented upstream.</text:p>
      <text:p text:style-name="Standard">JAVA_OPTS has been split into JVM_SUPPORT_RECOMMENDED_ARGS, JVM_REQUIRED_ARGS and JAVA_OPTS.</text:p>
      <text:p text:style-name="Standard">Added Lines 1 &amp; 2</text:p>
      <text:p text:style-name="Standard"># <text:s/>Added for JCVI </text:p>
      <text:p text:style-name="Standard">JAVA_OPTS="$JAVA_OPTS -Dmail.mime.decodeparameters=true" </text:p>
      <text:p text:style-name="P2">4.4</text:p>
      <text:p text:style-name="Standard">All the changes are now included in the standard build</text:p>
      <text:h text:style-name="Heading_20_2" text:outline-level="2">./bin/setenv.bat (similar to setenv.sh)</text:h>
      <text:p text:style-name="Standard"><text:span text:style-name="T2">[line 2]</text:span> <text:tab/>set JAVA_OPTS=%JAVA_OPTS% -Xms128m -Xmx768m -Datlassian.standalone=JIRA</text:p>
      <text:p text:style-name="Standard"><text:tab/><text:tab/><text:tab/>-Dorg.apache.jasper.runtime.BodyContentImpl.LIMIT_BUFFER=true</text:p>
      <text:p text:style-name="P43"><text:tab/><text:tab/><text:tab/>-Dmail.mime.decodeparameters=true </text:p>
      <text:p text:style-name="P2">4.3</text:p>
      <text:p text:style-name="P43">Added lines 1 &amp; 2</text:p>
      <text:p text:style-name="Standard">rem <text:s/>Added for JCVI </text:p>
      <text:p text:style-name="P43">set JAVA_OPTS=%JAVA_OPTS% -Dmail.mime.decodeparameters=true</text:p>
      <text:p text:style-name="P9">4.4</text:p>
      <text:p text:style-name="P8">All the changes are now included in the standard build</text:p>
      <text:h text:style-name="Heading_20_2" text:outline-level="2">Logos</text:h>
      <text:list xml:id="list1650766698" text:style-name="L9">
        <text:list-item>
          <text:p text:style-name="P44">./atlassian-jira/images/jcvi-banner.jpg </text:p>
        </text:list-item>
        <text:list-item>
          <text:p text:style-name="P44">./atlassian-jira/images/jcvi-banner-slim.jpg </text:p>
        </text:list-item>
        <text:list-item>
          <text:p text:style-name="P44">./atlassian-jira/images/jira-jcvi-logo.jpg </text:p>
        </text:list-item>
      </text:list>
      <text:h text:style-name="Heading_20_2" text:outline-level="2">./atlassian-jira/WEB-INF/classes/jira-application.properties </text:h>
      <text:p text:style-name="Standard"><text:span text:style-name="T2">[line 16]</text:span><text:tab/>jira.home = <text:s/><text:span text:style-name="T4">/opt/data/jira</text:span></text:p>
      <text:p text:style-name="Standard"><text:span text:style-name="T2">[line 215]</text:span><text:tab/>jira.projectkey.pattern = ([A-Z<text:span text:style-name="T4">0-9</text:span>][A-Z<text:span text:style-name="T4">0-9</text:span>]+)</text:p>
      <text:p text:style-name="P7">4.4 </text:p>
      <text:p text:style-name="P6">The file has been gutted. Only jira.home remains. The custom value for jira.projectkey.pattern should be copied accross and JIRA will transfer this value to the new configuration.</text:p>
      <text:h text:style-name="Heading_20_2" text:outline-level="2"><text:soft-page-break/>./atlassian-jira/WEB-INF/classes/entityengine.xml </text:h>
      <text:p text:style-name="Standard">[line 100+] <text:s text:c="3"/>&lt;datasource name="defaultDS" field-type-name="<text:span text:style-name="T4">mysql</text:span>" </text:p>
      <text:p text:style-name="P47">schema-name="PUBLIC"</text:p>
      <text:p text:style-name="P30">helper-class="org.ofbiz.core.entity.GenericHelperDAO" </text:p>
      <text:p text:style-name="P30">check-on-start="true" </text:p>
      <text:p text:style-name="P30">use-foreign-keys="false" </text:p>
      <text:p text:style-name="P30">use-foreign-key-indices="false" </text:p>
      <text:p text:style-name="P30">check-fks-on-start="false" </text:p>
      <text:p text:style-name="P30">check-fk-indices-on-start="false" </text:p>
      <text:p text:style-name="P30">add-missing-on-start="true" </text:p>
      <text:p text:style-name="P30">check-indices-on-start="true"&gt; </text:p>
      <text:p text:style-name="P26">4.4</text:p>
      <text:p text:style-name="P25">This is no-longer set here. It is either set in the GUI or ?dbconfig.xml?</text:p>
      <text:p text:style-name="P25">classes/database-defaults/mysql.properties contains some db parameters, but I have left this as it is</text:p>
      <text:p text:style-name="P27"/>
      <text:h text:style-name="Heading_20_2" text:outline-level="2">./atlassian-jira/WEB-INF/classes/osuser.xml </text:h>
      <text:p text:style-name="Standard">[line 7+]<text:tab/><text:span text:style-name="T5">&lt;provider class="com.opensymphony.user.provider.ldap.LDAPCredentialsProvider"&gt; </text:span></text:p>
      <text:p text:style-name="P31">&lt;property name="java.naming.factory.initial"&gt;</text:p>
      <text:p text:style-name="P32">com.sun.jndi.ldap.LdapCtxFactory</text:p>
      <text:p text:style-name="P31">&lt;/property&gt; </text:p>
      <text:p text:style-name="P31">&lt;property name="java.naming.provider.url"&gt;ldap://ldap.tigr.org:389&lt;/property&gt; </text:p>
      <text:p text:style-name="P31">&lt;property name="searchBase"&gt;ou=People,dc=tigr,dc=org&lt;/property&gt; </text:p>
      <text:p text:style-name="P31">&lt;property name="uidSearchName"&gt;uid&lt;/property&gt; </text:p>
      <text:p text:style-name="P31">&lt;!-- Initial search is anonymous </text:p>
      <text:p text:style-name="P31">&lt;property name="java.naming.security.principal"&gt;&lt;/property&gt; </text:p>
      <text:p text:style-name="P31">&lt;property name="java.naming.security.credentials"&gt;&lt;/property&gt; </text:p>
      <text:p text:style-name="P31">--&gt;</text:p>
      <text:p text:style-name="P31">&lt;property name="exclusive-access"&gt;true&lt;/property&gt; </text:p>
      <text:p text:style-name="P29">&lt;/provider&gt;</text:p>
      <text:p text:style-name="P51">4.3/4.4</text:p>
      <text:p text:style-name="P52">Copy the file as is, it may also be possible to configure LDAP via the GUI.</text:p>
      <text:p text:style-name="P24"/>
      <text:h text:style-name="Heading_20_2" text:outline-level="2">./atlassian-jira/WEB-INF/classes/log4j.properties </text:h>
      <text:p text:style-name="Text_20_body">Replaced settings for Console, FileLog, NoWarnConsole</text:p>
      <text:p text:style-name="Text_20_body">Added ErrorLog</text:p>
      <text:p text:style-name="Text_20_body">updated rootlogger</text:p>
      <text:p text:style-name="Text_20_body">Left all appenders and categories</text:p>
      <text:h text:style-name="Heading_20_3" text:outline-level="3">Appenders</text:h>
      <text:p text:style-name="Text_20_body_20_indent">Lacks appenders: </text:p>
      <text:list xml:id="list468655344" text:style-name="L10">
        <text:list-item>
          <text:p text:style-name="P48">httpaccesslog</text:p>
        </text:list-item>
        <text:list-item>
          <text:p text:style-name="P48">httpdumplog</text:p>
        </text:list-item>
        <text:list-item>
          <text:p text:style-name="P48">slowquerylog</text:p>
        </text:list-item>
        <text:list-item>
          <text:p text:style-name="P48"><text:soft-page-break/>soapaccesslog</text:p>
        </text:list-item>
        <text:list-item>
          <text:p text:style-name="P48">soapdumplog</text:p>
        </text:list-item>
        <text:list-item>
          <text:p text:style-name="P48">sqllog</text:p>
        </text:list-item>
      </text:list>
      <text:h text:style-name="Heading_20_4" text:outline-level="4">Console</text:h>
      <text:p text:style-name="Text_20_body_20_indent">log4j.appender.console.layout.ConversionPattern= <text:span text:style-name="T4">%d %t %p [%c{4}] %m%n</text:span></text:p>
      <text:h text:style-name="P67" text:outline-level="4">ErrorLog</text:h>
      <text:p text:style-name="P21">log4j.appender.errorlog=com.atlassian.core.logging.ThreadLocalErrorLogAppender</text:p>
      <text:p text:style-name="P21">log4j.appender.errorlog.Threshold=WARN</text:p>
      <text:h text:style-name="Heading_20_4" text:outline-level="4">Filelog</text:h>
      <text:p text:style-name="Text_20_body_20_indent">log4j.appender.filelog.File=<text:span text:style-name="T4">/opt/software/jira/logs/atlassian-jira.log</text:span></text:p>
      <text:p text:style-name="Text_20_body_20_indent">log4j.appender.filelog.layout.ConversionPattern=<text:span text:style-name="T4">%d %t %p [%c{4}] %m%n</text:span></text:p>
      <text:h text:style-name="Heading_20_4" text:outline-level="4">NoWarnConsole</text:h>
      <text:p text:style-name="Text_20_body_20_indent">log4j.appender.nowarnconsole.layout.ConversionPattern= <text:span text:style-name="T4">%d %t [%c{4}] %m%n</text:span></text:p>
      <text:h text:style-name="Heading_20_3" text:outline-level="3">RootLogger</text:h>
      <text:p text:style-name="Text_20_body_20_indent">log4j.rootLogger=WARN, console, <text:span text:style-name="T4">errorlog, </text:span>filelog</text:p>
      <text:h text:style-name="Heading_20_3" text:outline-level="3">Loggers/Categories</text:h>
      <text:p text:style-name="Text_20_body_20_indent">The 'new' log contains log4j.category.xxx where it should be log4j.logger</text:p>
      <text:p text:style-name="Text_20_body_20_indent">The following loggers and their appender definitions are missing:</text:p>
      <text:list xml:id="list886777042" text:style-name="L11">
        <text:list-item>
          <text:p text:style-name="P49">com.atlassian.gadgets </text:p>
        </text:list-item>
        <text:list-item>
          <text:p text:style-name="P49">com.atlassian.gadgets.directory </text:p>
        </text:list-item>
        <text:list-item>
          <text:p text:style-name="P49">com.atlassian.jira.gadgets.system.MarketingGadgetSpecProvider </text:p>
        </text:list-item>
        <text:list-item>
          <text:p text:style-name="P49">com.atlassian.jira.issue.search.providers.LuceneSearchProvider_SLOW </text:p>
        </text:list-item>
        <text:list-item>
          <text:p text:style-name="P49">com.atlassian.jira.ofbiz.LoggingSQLInterceptor </text:p>
        </text:list-item>
        <text:list-item>
          <text:p text:style-name="P49">com.atlassian.jira.scheduler.JiraSchedulerLauncher </text:p>
        </text:list-item>
        <text:list-item>
          <text:p text:style-name="P49">com.atlassian.jira.service </text:p>
        </text:list-item>
        <text:list-item>
          <text:p text:style-name="P49">com.atlassian.jira.soap.axis.JiraAxisSoapLog </text:p>
        </text:list-item>
        <text:list-item>
          <text:p text:style-name="P49">com.atlassian.jira.soap.axis.JiraAxisSoapLogDump </text:p>
        </text:list-item>
        <text:list-item>
          <text:p text:style-name="P49">com.atlassian.jira.util.system.JiraSystemRestarterImpl </text:p>
        </text:list-item>
        <text:list-item>
          <text:p text:style-name="P49">com.atlassian.jira.web.filters.accesslog.AccessLogFilter </text:p>
        </text:list-item>
        <text:list-item>
          <text:p text:style-name="P49">com.atlassian.jira.web.filters.accesslog.AccessLogFilterDump </text:p>
        </text:list-item>
        <text:list-item>
          <text:p text:style-name="P49">com.atlassian.jira.web.filters.accesslog.AccessLogFilterIncludeImages </text:p>
        </text:list-item>
        <text:list-item>
          <text:p text:style-name="P49">com.atlassian.jira.web.filters.AccessLogFilter </text:p>
        </text:list-item>
        <text:list-item>
          <text:p text:style-name="P49">com.atlassian.jira.web.filters.ThreadLocalQueryProfiler </text:p>
        </text:list-item>
        <text:list-item>
          <text:p text:style-name="P49">com.atlassian.plugin </text:p>
        </text:list-item>
        <text:list-item>
          <text:p text:style-name="P49">com.atlassian.plugin.classloader </text:p>
        </text:list-item>
        <text:list-item>
          <text:p text:style-name="P49">com.atlassian.plugin.osgi.container </text:p>
        </text:list-item>
        <text:list-item>
          <text:p text:style-name="P49">com.atlassian.plugin.osgi.container.felix.FelixOsgiContainerManager </text:p>
        </text:list-item>
        <text:list-item>
          <text:p text:style-name="P49">com.atlassian.plugin.osgi.factory </text:p>
        </text:list-item>
        <text:list-item>
          <text:p text:style-name="P49">com.atlassian.plugin.servlet </text:p>
        </text:list-item>
        <text:list-item>
          <text:p text:style-name="P49">com.atlassian.util.profiling </text:p>
        </text:list-item>
        <text:list-item>
          <text:p text:style-name="P49">com.atlassian.util.profiling.filters </text:p>
        </text:list-item>
        <text:list-item>
          <text:p text:style-name="P49"><text:soft-page-break/>uk.ltd.getahead.dwr.impl.DefaultConverterManager </text:p>
        </text:list-item>
      </text:list>
      <text:h text:style-name="Heading_20_2" text:outline-level="2">./atlassian-jira/WEB-INF/classes/hash-registry.properties </text:h>
      <text:p text:style-name="Text_20_body_20_indent">generated</text:p>
      <text:h text:style-name="Heading_20_2" text:outline-level="2">Extensions</text:h>
      <text:p text:style-name="Text_20_body_20_indent">in ./atlassian-jira/WEB-INF/lib/</text:p>
      <text:list xml:id="list1927204961" text:style-name="L12">
        <text:list-item>
          <text:p text:style-name="P64">jira-calendar-plugin-1.9.jar and zip</text:p>
        </text:list-item>
        <text:list-item>
          <text:p text:style-name="P64">jira-charting-plugin-1.4.1.jar </text:p>
        </text:list-item>
        <text:list-item>
          <text:p text:style-name="P65">jira-db-field-1.0.0-ALPHA.jar.hold [not copied]</text:p>
        </text:list-item>
        <text:list-item>
          <text:p text:style-name="P64">webservice-extension-1.0.4-SNAPSHOT.jar </text:p>
          <text:p text:style-name="P66">Wait and try installing extensions via gui</text:p>
        </text:list-item>
      </text:list>
      <text:h text:style-name="Heading_20_2" text:outline-level="2">./common/lib/mysql-connector-java-5.0.5-bin.jar </text:h>
      <text:p text:style-name="Text_20_body_20_indent">Added for db access</text:p>
      <text:p text:style-name="P23">4.3/4.4</text:p>
      <text:p text:style-name="P22">./lib/mysql-connector-java-5.1.10.jar is now included</text:p>
      <text:p text:style-name="P22">copied jconn3.jar into ./lib (for sybase)</text:p>
      <text:h text:style-name="Heading_20_2" text:outline-level="2">./conf/server.xml </text:h>
      <text:p text:style-name="Text_20_body">Changed 8080-8081</text:p>
      <text:p text:style-name="Text_20_body">Added mysql resource, commented out existing resource. Added</text:p>
      <text:p text:style-name="Text_20_body">validationQuery="Select 1" to the definition.</text:p>
      <text:p text:style-name="Text_20_body">With tomcat we can probably get away without changing web.xml to include the resource</text:p>
      <text:p text:style-name="Text_20_body"/>
      <text:p text:style-name="Text_20_body">Modified logging pattern</text:p>
      <text:p text:style-name="Text_20_body"><text:span text:style-name="T2">[line 5]</text:span><text:tab/>&lt;Connector port="<text:span text:style-name="T4">8081</text:span>"</text:p>
      <text:p text:style-name="Standard"><text:span text:style-name="T2">[line 14+]<text:tab/></text:span>&lt;Resource name="jdbc/JiraDS" auth="Container" type="javax.sql.DataSource"</text:p>
      <text:p text:style-name="P30">username="ifx_jira" </text:p>
      <text:p text:style-name="P30">password="GbjbDCraL8Wf9NeU" </text:p>
      <text:p text:style-name="P30">driverClassName="com.mysql.jdbc.Driver" </text:p>
      <text:p text:style-name="P30">url="jdbc:mysql://mysql-lan-cms.jcvi.org/ifx_jira?</text:p>
      <text:p text:style-name="P33">autoReconnect=true&amp;amp;useUnicode=true&amp;amp;characterEncoding=UTF8" </text:p>
      <text:p text:style-name="P30">maxActive="20" /&gt; </text:p>
      <text:p text:style-name="P28">&lt;Resource name="jdbc/glk" auth="Container" type="javax.sql.DataSource" </text:p>
      <text:p text:style-name="P30">username="pedworthy" </text:p>
      <text:p text:style-name="P30">password="Password!23" </text:p>
      <text:p text:style-name="P30">driverClassName="com.sybase.jdbc3.jdbc.SybDriver" </text:p>
      <text:p text:style-name="P30">url="jdbc:sybase:Tds:sybprd:2025” </text:p>
      <text:p text:style-name="P30">maxActive="20" </text:p>
      <text:p text:style-name="P30">maxIdle="10" </text:p>
      <text:p text:style-name="P30">maxWait="20000"/&gt;</text:p>
      <text:p text:style-name="P5"/>
      <text:p text:style-name="Standard"><text:span text:style-name="T2">[line 65+]<text:tab/></text:span> &lt;Valve className="org.apache.catalina.valves.AccessLogValve" </text:p>
      <text:p text:style-name="P30"><text:soft-page-break/>pattern="<text:span text:style-name="T4">%h %l %u %t &amp;quot;%r&amp;quot; %s %b %T</text:span>" resolveHosts="false" /&gt; </text:p>
      <text:p text:style-name="P11">4.4</text:p>
      <text:p text:style-name="P15">The db is no-longer configured here, but somewhere in the GUI instead.</text:p>
      <text:p text:style-name="P15">Port and logging changes were still applied.</text:p>
      <text:p text:style-name="P15">JNDI resource for the GLK was still added as I doubt that the GUI can handle this.</text:p>
      <text:h text:style-name="Heading_20_2" text:outline-level="2">atlassian-jira/images/icons</text:h>
      <text:p text:style-name="Text_20_body">This directory includes many extra png files.</text:p>
      <text:p text:style-name="Text_20_body">diff -r --brief &lt;clean-jira&gt;/atlassian-jira/images &lt;installed-jira&gt;atlassian-jira/images </text:p>
      <text:p text:style-name="Text_20_body">//don't overwrite</text:p>
      <text:p text:style-name="Text_20_body">cp -u </text:p>
      <text:p text:style-name="Text_20_body">permissions</text:p>
      <text:p text:style-name="Text_20_body">/opt/software/atlassian-jira-enterprise-4.0.2-standalone/atlassian-jira/images/jira-jcvi-logo.jpg</text:p>
      <text:p text:style-name="Text_20_body"/>
      <text:p text:style-name="Text_20_body">New GUI Configuration requirements</text:p>
      <text:p text:style-name="Text_20_body">DB</text:p>
      <text:p text:style-name="Text_20_body">LDAP</text:p>
      <text:p text:style-name="P6">jira.projectkey.pattern</text:p>
      <text:p text:style-name="P6"/>
      <text:h text:style-name="Heading_20_3" text:outline-level="3">permgen.sh</text:h>
      <text:p text:style-name="Text_20_body">A hard coded path to the JRE is added when JIRA is installed and needs to be changed to match the deployed location of the application.</text:p>
      <text:p text:style-name="Text_20_body">JAVA_HOME="<text:span text:style-name="T4">/opt/software/atlassian-jira-4.4.3-standalone/jre</text:span>"; export JAVA_HOME</text:p>
      <text:p text:style-name="Text_20_body"/>
      <text:p text:style-name="Text_20_body">Move the link for /opt/software/jira</text:p>
      <text:p text:style-name="Text_20_body"/>
      <text:p text:style-name="P11">4.4</text:p>
      <text:p text:style-name="P11">${jira.home.dir}/dbconfig.xml</text:p>
      <text:p text:style-name="Standard">&lt;?xml version="1.0" encoding="UTF-8"?&gt;</text:p>
      <text:p text:style-name="Standard"><text:s/></text:p>
      <text:p text:style-name="Standard">&lt;jira-database-config&gt;</text:p>
      <text:p text:style-name="Standard"><text:s text:c="2"/>&lt;name&gt;defaultDS&lt;/name&gt;</text:p>
      <text:p text:style-name="Standard"><text:s text:c="2"/>&lt;delegator-name&gt;default&lt;/delegator-name&gt;</text:p>
      <text:p text:style-name="Standard"><text:s text:c="2"/>&lt;database-type&gt;mysql&lt;/database-type&gt;</text:p>
      <text:p text:style-name="Standard"><text:s text:c="2"/>&lt;schema-name&gt;&lt;/schema-name&gt;</text:p>
      <text:p text:style-name="Standard"><text:s text:c="2"/>&lt;jdbc-datasource&gt;</text:p>
      <text:p text:style-name="Standard"><text:s text:c="4"/>&lt;url&gt;jdbc:mysql://mysql-lan-cms.jcvi.org/ifx_jira?<text:tab/><text:tab/><text:tab/><text:tab/>autoReconnect=true&amp;amp;useUnicode=true&amp;amp;characterEncoding=UTF8&lt;/url&gt;</text:p>
      <text:p text:style-name="Standard"><text:soft-page-break/><text:s text:c="4"/>&lt;driver-class&gt;com.mysql.jdbc.Driver&lt;/driver-class&gt;</text:p>
      <text:p text:style-name="Standard"><text:s text:c="4"/>&lt;username&gt;ifx_jira&lt;/username&gt;</text:p>
      <text:p text:style-name="Standard"><text:s text:c="4"/>&lt;password&gt;GbjbDCraL8Wf9NeU&lt;/password&gt;</text:p>
      <text:p text:style-name="Standard"><text:s text:c="4"/>&lt;pool-size&gt;20&lt;/pool-size&gt;</text:p>
      <text:p text:style-name="Standard"><text:s text:c="4"/>&lt;validation-query&gt;select 1&lt;/validation-query&gt;</text:p>
      <text:p text:style-name="Standard"><text:s text:c="2"/>&lt;/jdbc-datasource&gt;</text:p>
      <text:p text:style-name="Standard">&lt;/jira-database-config&gt;</text:p>
      <text:p text:style-name="Standard"/>
      <text:p text:style-name="P53">atlassian-jira/WEB-INF/classes/jira-application.properties</text:p>
      <text:p text:style-name="Standard"><text:tab/>jira.home = /opt/data/jira</text:p>
      <text:p text:style-name="Standard"><text:tab/>jira.projectkey.pattern = ([A-Z0-9][A-Z0-9]+)</text:p>
      <text:p text:style-name="Standard">atlassian-jira/bin/setenv.*</text:p>
      <text:p text:style-name="Standard"><text:tab/>No changes needed</text:p>
      <text:p text:style-name="Standard">atlassian-jira/WEB-INF/classes/osuser.xml</text:p>
      <text:p text:style-name="Standard"><text:tab/>Copy</text:p>
      <text:p text:style-name="Standard"><text:span text:style-name="Strong_20_Emphasis"><text:span text:style-name="T6">seraph-config.xml</text:span></text:span></text:p>
      <text:p text:style-name="Standard"><text:span text:style-name="Strong_20_Emphasis"><text:span text:style-name="T6"><text:tab/>Not used</text:span></text:span></text:p>
      <text:p text:style-name="Standard"><text:span text:style-name="Strong_20_Emphasis"><text:span text:style-name="T6">server.xml</text:span></text:span></text:p>
      <text:p text:style-name="Standard"><text:span text:style-name="Strong_20_Emphasis"><text:span text:style-name="T6"><text:tab/>Ports: 8081</text:span></text:span></text:p>
      <text:p text:style-name="Standard"><text:span text:style-name="Strong_20_Emphasis"><text:span text:style-name="T6"><text:tab/>Database: GLK </text:span></text:span></text:p>
      <text:p text:style-name="Standard"><text:span text:style-name="Strong_20_Emphasis"><text:span text:style-name="T6">Didn't put the other db in there as it went into /opt/data/jira/config.db</text:span></text:span></text:p>
      <text:p text:style-name="Standard"><text:span text:style-name="Strong_20_Emphasis"><text:span text:style-name="T6"/></text:span></text:p>
      <text:p text:style-name="Standard">Using JIRA with Atlassian's Crowd? </text:p>
      <text:p text:style-name="Standard"><text:tab/>No</text:p>
      <text:p text:style-name="Standard">Allocating additional memory to JIRA </text:p>
      <text:p text:style-name="Standard"><text:tab/>No</text:p>
      <text:p text:style-name="Standard">Plugins</text:p>
      <text:p text:style-name="Standard"><text:tab/>Install after upgrade</text:p>
      <text:p text:style-name="Standard">Character encoding </text:p>
      <text:p text:style-name="Standard"><text:tab/>No change<text:line-break/>Customisations</text:p>
      <text:p text:style-name="Standard"><text:tab/>Install after upgrade, but avoid in general</text:p>
      <text:p text:style-name="Standard">Running JIRA on a different port </text:p>
      <text:p text:style-name="Standard"><text:tab/>8081 set in server.xml</text:p>
      <text:p text:style-name="Standard"/>
      <text:p text:style-name="P2"><text:bookmark text:name="UpgradingJIRAManually-33PointyournewJIRAtoyourexistingJIRAHomedirectory"/>START</text:p>
      <text:p text:style-name="Standard"/>
      <text:p text:style-name="Standard">Check logs </text:p>
      <text:p text:style-name="Standard"><text:tab/>catalina.out</text:p>
      <text:p text:style-name="Standard">Lots of warnings about unknown users when the data is first migrated (LDAP hasn't been initialized yet)</text:p>
      <text:p text:style-name="Standard">osuser.xml config migrated by upgrade</text:p>
      <text:p text:style-name="Standard"/>
      <text:p text:style-name="Standard">Post Upgrade:</text:p>
      <text:p text:style-name="Standard"/>
      <text:p text:style-name="Standard">ERRORS:</text:p>
      <text:p text:style-name="Standard"><text:span text:style-name="Teletype"><text:span text:style-name="T3">2011-10-31 11:16:17,794 QuartzWorker-1 ERROR [service.services.mail.MailFetcherService] MPIDB Support[10034]: Error connecting to host 'mailclient.jcvi.org' as user 'mpidbsupport' via protocol 'imap': javax.mail.AuthenticationFailedException: AUTHENTICATE failed.</text:span></text:span></text:p>
      <text:p text:style-name="Standard"><text:span text:style-name="Teletype"><text:span text:style-name="T3">javax.mail.AuthenticationFailedException: AUTHENTICATE failed.</text:span></text:span></text:p>
      <text:p text:style-name="Standard"><text:span text:style-name="Teletype"><text:span text:style-name="T3"><text:s text:c="8"/>at com.sun.mail.imap.IMAPStore.protocolConnect(IMAPStore.java:566)</text:span></text:span></text:p>
      <text:p text:style-name="Standard"><text:span text:style-name="Teletype"><text:span text:style-name="T3"><text:s text:c="8"/>at javax.mail.Service.connect(Service.java:288)</text:span></text:span></text:p>
      <text:p text:style-name="Standard"><text:span text:style-name="Teletype"><text:span text:style-name="T3"><text:s text:c="8"/>at com.atlassian.jira.service.services.mail.MailFetcherService.run(MailFetcherService.java:146)</text:span></text:span></text:p>
      <text:p text:style-name="Standard"><text:span text:style-name="Teletype"><text:span text:style-name="T3"><text:s text:c="8"/>at com.atlassian.jira.service.JiraServiceContainerImpl.run(JiraServiceContainerImpl.java:60)</text:span></text:span></text:p>
      <text:p text:style-name="Standard"><text:span text:style-name="Teletype"><text:span text:style-name="T3"><text:s text:c="8"/>at com.atlassian.jira.service.ServiceRunner.execute(ServiceRunner.java:47)</text:span></text:span></text:p>
      <text:p text:style-name="Standard"><text:span text:style-name="Teletype"><text:span text:style-name="T3"><text:s text:c="8"/>at org.quartz.core.JobRunShell.run(JobRunShell.java:195)</text:span></text:span></text:p>
      <text:p text:style-name="Standard"><text:span text:style-name="Teletype"><text:span text:style-name="T3"><text:s text:c="8"/>at com.atlassian.multitenant.quartz.MultiTenantThreadPool$MultiTenantRunnable.run(MultiTenantThreadPool.java:72)</text:span></text:span></text:p>
      <text:p text:style-name="Standard"><text:span text:style-name="Teletype"><text:span text:style-name="T3"><text:s text:c="8"/>at org.quartz.simpl.SimpleThreadPool$WorkerThread.run(SimpleThreadPool.java:520)</text:span></text:span></text:p>
      <text:p text:style-name="Standard"><text:span text:style-name="Teletype"><text:span text:style-name="T3"/></text:span></text:p>
      <text:p text:style-name="Standard">Pinging mailclient.jcvi.org (172.17.5.94) from pepe-dev (or my machine) results in duplicate packets <text:soft-page-break/>being returned.</text:p>
      <text:p text:style-name="Standard">Telnet to 143 and ssl to 993 both connected but gave no response.</text:p>
      <text:p text:style-name="Standard"><text:span text:style-name="Teletype"><text:span text:style-name="T7">openssl s_client -connect mailclient.jcvi.org:993</text:span></text:span></text:p>
      <text:p text:style-name="Standard"/>
      <text:p text:style-name="Standard">WARNINGS:</text:p>
      <text:p text:style-name="Standard"><text:span text:style-name="Teletype"><text:span text:style-name="T8">2011-10-31 11:16:17,699 QuartzWorker-1 WARN [service.util.handler.AbstractMessageHandler] Default reporter 'jiradefault' not found.</text:span></text:span></text:p>
      <text:p text:style-name="Standard">Created user jiradefault via the GUI</text:p>
      <text:p text:style-name="Standard"/>
      <text:p text:style-name="Standard">Plugins-&gt;Plugins-&gt;[upgrade tab]</text:p>
      <text:p text:style-name="Standard">Upgraded JIRA-Importers Plugin to version 3.5.2</text:p>
      <text:p text:style-name="P16">4.4 web setup</text:p>
      <text:h text:style-name="Heading_20_2" text:outline-level="2">Step 1: Database Configuration</text:h>
      <text:p text:style-name="Standard"><text:span text:style-name="T4">Database Type: mySQL</text:span></text:p>
      <text:p text:style-name="Standard"><text:span text:style-name="T4">Hostname:<text:tab/> mysql-lan-cms.jcvi.org</text:span></text:p>
      <text:p text:style-name="Standard"><text:span text:style-name="T4">Port:<text:tab/>3306</text:span></text:p>
      <text:p text:style-name="Standard"><text:span text:style-name="T4">Database:<text:tab/> ifx_jira</text:span></text:p>
      <text:p text:style-name="Standard"><text:span text:style-name="T4">User:<text:tab/><text:tab/> ifx_jira</text:span></text:p>
      <text:p text:style-name="Standard"><text:span text:style-name="T4">Password:<text:tab/> GbjbDCraL8Wf9NeU</text:span></text:p>
      <text:p text:style-name="P47">schema-name="PUBLIC"</text:p>
      <text:p text:style-name="P30">helper-class="org.ofbiz.core.entity.GenericHelperDAO" </text:p>
      <text:p text:style-name="P30">check-on-start="true" </text:p>
      <text:p text:style-name="P30">use-foreign-keys="false" </text:p>
      <text:p text:style-name="P30">use-foreign-key-indices="false" </text:p>
      <text:p text:style-name="P30">check-fks-on-start="false" </text:p>
      <text:p text:style-name="P30">check-fk-indices-on-start="false" </text:p>
      <text:p text:style-name="P30">add-missing-on-start="true" </text:p>
      <text:p text:style-name="P30">check-indices-on-start="true"&gt; </text:p>
      <text:p text:style-name="Standard">&lt;Resource name="jdbc/JiraDS" auth="Container" type="javax.sql.DataSource"</text:p>
      <text:p text:style-name="P30">username="ifx_jira" </text:p>
      <text:p text:style-name="P30">password="GbjbDCraL8Wf9NeU" </text:p>
      <text:p text:style-name="P30">driverClassName="com.mysql.jdbc.Driver" </text:p>
      <text:p text:style-name="P30">url="jdbc:mysql://mysql-lan-cms.jcvi.org/ifx_jira?</text:p>
      <text:p text:style-name="P33">autoReconnect=true&amp;amp;useUnicode=true&amp;amp;characterEncoding=UTF8" </text:p>
      <text:p text:style-name="P30">maxActive="20" /&gt; </text:p>
      <text:p text:style-name="P16">Added for sample tracking:</text:p>
      <text:p text:style-name="Text_20_body">atlassian-jira/WEB-INF/lib</text:p>
      <text:list xml:id="list764632635" text:style-name="L13">
        <text:list-item>
          <text:p text:style-name="P56">database-values-plugin-1.3.jar</text:p>
        </text:list-item>
        <text:list-item>
          <text:p text:style-name="P56">jconn3.jar</text:p>
        </text:list-item>
        <text:list-item>
          <text:p text:style-name="P56">?create-subtask-on-transition-1.1.j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.2in" fo:margin-right="0in" fo:text-indent="0in" style:auto-text-indent="false"/>
      <style:text-properties style:font-name="Liberation Serif" fo:font-size="13pt" fo:font-weight="bold" style:font-name-asian="DejaVu LGC Sans" style:font-size-asian="14pt" style:font-weight-asian="bold" style:font-name-complex="DejaVu LGC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3in" fo:margin-right="0in" fo:text-indent="0in" style:auto-text-indent="false"/>
      <style:text-properties fo:font-size="12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DejaVu LGC Sans Mono" style:font-name-complex="Liberation Mono"/>
    </style:style>
    <style:style style:name="Teletype" style:family="text">
      <style:text-properties style:font-name="Liberation Mono" style:font-name-asian="DejaVu LGC Sans Mono" style:font-name-complex="Liberation Mono"/>
    </style:style>
    <style:style style:name="User_20_Entry" style:display-name="User Entry" style:family="text">
      <style:text-properties style:font-name="Liberation Mono" style:font-name-asian="DejaVu LGC Sans Mono" style:font-name-complex="Liberation Mono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style:font-name-asian="DejaVu LGC Sans Mono" style:font-name-complex="Liberation Mono"/>
    </style:style>
    <style:style style:name="Index_20_Link" style:display-name="Index Link" style:family="text"/>
    <style:style style:name="Rubies" style:family="text">
      <style:text-properties fo:font-size="10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1-06-07T11:02:35</meta:creation-date>
    <dc:date>2011-11-04T16:00:30</dc:date>
    <dc:creator>Peter Edworthy</dc:creator>
    <meta:editing-duration>PT331H43M55S</meta:editing-duration>
    <meta:editing-cycles>34</meta:editing-cycles>
    <meta:generator>OpenOffice.org/3.1$Unix OpenOffice.org_project/310m19$Build-9420</meta:generator>
    <meta:printed-by>Peter Edworthy</meta:printed-by>
    <meta:print-date>2011-06-15T12:57:58</meta:print-date>
    <meta:document-statistic meta:table-count="18" meta:image-count="0" meta:object-count="0" meta:page-count="31" meta:paragraph-count="957" meta:word-count="3306" meta:character-count="28783"/>
  </office:meta>
</office:document-meta>
</file>